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3311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2" table:number-columns-repeated="2" table:default-cell-style-name="ce9"/>
        <table:table-column table:style-name="co6" table:default-cell-style-name="ce9"/>
        <table:table-column table:style-name="co7" table:number-columns-repeated="4" table:default-cell-style-name="ce9"/>
        <table:table-column table:style-name="co4" table:default-cell-style-name="ce9"/>
        <table:table-column table:style-name="co7" table:number-columns-repeated="4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0" table:number-columns-repeated="16350" table:default-cell-style-name="ce9"/>
        <table:table-row table:style-name="ro1">
          <table:table-cell table:style-name="ce84" office:value-type="string" calcext:value-type="string">
            <text:p>UIE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28"/>
          <table:table-cell table:style-name="ce44" table:formula="of:=IF([.A1]&lt;&gt;&quot;&quot;; [.A1]; &quot;&quot;)" office:value-type="string" office:string-value="UIE" calcext:value-type="string">
            <text:p>UIE</text:p>
          </table:table-cell>
          <table:table-cell table:style-name="ce28" table:number-columns-repeated="3"/>
          <table:table-cell table:style-name="ce97"/>
          <table:table-cell table:style-name="ce35"/>
          <table:table-cell table:style-name="ce28" table:number-columns-repeated="3"/>
          <table:table-cell table:style-name="ce72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2" office:value-type="string" calcext:value-type="string">
            <text:p>T5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59" office:value-type="string" calcext:value-type="string" table:number-columns-spanned="2" table:number-rows-spanned="1">
            <text:p>F1</text:p>
          </table:table-cell>
          <table:covered-table-cell table:style-name="ce51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77" table:number-columns-spanned="2" table:number-rows-spanned="1"/>
          <table:covered-table-cell table:style-name="ce14"/>
          <table:table-cell table:style-name="ce28"/>
          <table:table-cell table:style-name="ce44" table:formula="of:=IF([.A2]&lt;&gt;&quot;&quot;; [.A2]; &quot;&quot;)" office:value-type="string" office:string-value="T5" calcext:value-type="string">
            <text:p>T5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number-columns-repeated="2" table:style-name="ce14"/>
          <table:table-cell table:style-name="ce59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73" office:value-type="string" calcext:value-type="string">
            <text:p>Type</text:p>
          </table:table-cell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5" office:value-type="string" calcext:value-type="string">
            <text:p>modelsize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57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16" office:value-type="string" calcext:value-type="string">
            <text:p>μ</text:p>
          </table:table-cell>
          <table:table-cell table:style-name="ce116" office:value-type="string" calcext:value-type="string">
            <text:p>σ</text:p>
          </table:table-cell>
          <table:table-cell table:style-name="ce104"/>
          <table:table-cell table:style-name="ce116"/>
          <table:table-cell table:style-name="ce28"/>
          <table:table-cell table:style-name="ce44" table:formula="of:=IF([.A3]&lt;&gt;&quot;&quot;; [.A3]; &quot;&quot;)" office:value-type="string" office:string-value="modelsize" calcext:value-type="string">
            <text:p>modelsize</text:p>
          </table:table-cell>
          <table:table-cell table:style-name="ce14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F1</text:p>
          </table:table-cell>
          <table:table-cell table:style-name="ce35"/>
          <table:table-cell table:style-name="ce59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119" office:value-type="string" calcext:value-type="string">
            <text:p>F1</text:p>
          </table:table-cell>
          <table:table-cell table:style-name="ce119"/>
          <table:table-cell table:style-name="ce14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105"/>
          <table:table-cell table:style-name="ce106"/>
          <table:table-cell table:style-name="ce5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 table:number-columns-repeated="4"/>
          <table:table-cell table:style-name="ce93"/>
          <table:table-cell table:style-name="ce52" table:number-columns-repeated="2"/>
          <table:table-cell table:style-name="ce93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94"/>
          <table:table-cell table:style-name="ce107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: </text:span>TempEval</text:p>
          </table:table-cell>
          <table:table-cell table:style-name="ce95" office:value-type="float" office:value="93.4876012356286" calcext:value-type="float">
            <text:p>93.49</text:p>
          </table:table-cell>
          <table:table-cell table:style-name="ce108" office:value-type="float" office:value="1.04027424017095" calcext:value-type="float">
            <text:p>1.04</text:p>
          </table:table-cell>
          <table:table-cell table:style-name="ce95" office:value-type="float" office:value="93.7582509898352" calcext:value-type="float">
            <text:p>93.76</text:p>
          </table:table-cell>
          <table:table-cell table:style-name="ce108" office:value-type="float" office:value="1.17762356232064" calcext:value-type="float">
            <text:p>1.18</text:p>
          </table:table-cell>
          <table:table-cell table:style-name="ce115" office:value-type="float" office:value="93.2381716531505" calcext:value-type="float">
            <text:p>93.24</text:p>
          </table:table-cell>
          <table:table-cell table:style-name="ce115" office:value-type="float" office:value="1.61989846993197" calcext:value-type="float">
            <text:p>1.62</text:p>
          </table:table-cell>
          <table:table-cell table:style-name="ce95" office:value-type="float" office:value="91.1012533007149" calcext:value-type="float">
            <text:p>91.10</text:p>
          </table:table-cell>
          <table:table-cell table:style-name="ce108" office:value-type="float" office:value="0.896936989734984" calcext:value-type="float">
            <text:p>0.90</text:p>
          </table:table-cell>
          <table:table-cell table:style-name="ce55"/>
          <table:table-cell table:style-name="ce95" office:value-type="float" office:value="96.4998319528185" calcext:value-type="float">
            <text:p>96.50</text:p>
          </table:table-cell>
          <table:table-cell table:style-name="ce108" office:value-type="float" office:value="0.874710299920996" calcext:value-type="float">
            <text:p>0.87</text:p>
          </table:table-cell>
          <table:table-cell table:style-name="ce95" office:value-type="float" office:value="96.7778647497738" calcext:value-type="float">
            <text:p>96.78</text:p>
          </table:table-cell>
          <table:table-cell table:style-name="ce108" office:value-type="float" office:value="0.916401793406468" calcext:value-type="float">
            <text:p>0.92</text:p>
          </table:table-cell>
          <table:table-cell table:style-name="ce95" office:value-type="float" office:value="96.243641704888" calcext:value-type="float">
            <text:p>96.24</text:p>
          </table:table-cell>
          <table:table-cell table:style-name="ce108" office:value-type="float" office:value="1.62352261826496" calcext:value-type="float">
            <text:p>1.62</text:p>
          </table:table-cell>
          <table:table-cell table:style-name="ce115" office:value-type="float" office:value="93.7407966704024" calcext:value-type="float">
            <text:p>93.74</text:p>
          </table:table-cell>
          <table:table-cell table:style-name="ce108" office:value-type="float" office:value="1.40317533707449" calcext:value-type="float">
            <text:p>1.40</text:p>
          </table:table-cell>
          <table:table-cell table:style-name="ce115"/>
          <table:table-cell table:style-name="ce117"/>
          <table:table-cell table:style-name="ce28"/>
          <table:table-cell table:style-name="ce44" table:formula="of:=IF([.A6]&lt;&gt;&quot;&quot;; [.A6]; &quot;&quot;)" office:value-type="string" office:string-value="large: TempEval" calcext:value-type="string">
            <text:p>larg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49_{\pm 1.04}$ " calcext:value-type="string">
            <text:p><text:s/>$93.49_{\pm 1.04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3.76_{\pm 1.18}$ " calcext:value-type="string">
            <text:p><text:s/>$93.76_{\pm 1.18}$ </text:p>
          </table:table-cell>
          <table:table-cell table:style-name="ce67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24_{\pm 1.62}$ " calcext:value-type="string">
            <text:p><text:s/>$93.24_{\pm 1.62}$ </text:p>
          </table:table-cell>
          <table:table-cell table:style-name="ce67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1.10_{\pm 0.90}$ " calcext:value-type="string">
            <text:p><text:s/>$91.10_{\pm 0.90}$ </text:p>
          </table:table-cell>
          <table:table-cell table:style-name="ce70"/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50_{\pm 0.87}$ " calcext:value-type="string">
            <text:p><text:s/>$96.50_{\pm 0.87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78_{\pm 0.92}$ " calcext:value-type="string">
            <text:p><text:s/>$96.78_{\pm 0.92}$ </text:p>
          </table:table-cell>
          <table:table-cell table:style-name="ce67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6.24_{\pm 1.62}$ " calcext:value-type="string">
            <text:p><text:s/>$96.24_{\pm 1.62}$ </text:p>
          </table:table-cell>
          <table:table-cell table:style-name="ce10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74_{\pm 1.40}$ " calcext:value-type="string">
            <text:p><text:s/>$93.74_{\pm 1.4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: </text:span>TempEval</text:p>
          </table:table-cell>
          <table:table-cell table:style-name="ce95" office:value-type="float" office:value="92.7800666780978" calcext:value-type="float">
            <text:p>92.78</text:p>
          </table:table-cell>
          <table:table-cell table:style-name="ce31" office:value-type="float" office:value="1.00685152784032" calcext:value-type="float">
            <text:p>1.01</text:p>
          </table:table-cell>
          <table:table-cell table:style-name="ce95" office:value-type="float" office:value="93.026399328978" calcext:value-type="float">
            <text:p>93.03</text:p>
          </table:table-cell>
          <table:table-cell table:style-name="ce31" office:value-type="float" office:value="1.29017913125659" calcext:value-type="float">
            <text:p>1.29</text:p>
          </table:table-cell>
          <table:table-cell table:style-name="ce95" office:value-type="float" office:value="92.5530250252975" calcext:value-type="float">
            <text:p>92.55</text:p>
          </table:table-cell>
          <table:table-cell table:style-name="ce108" office:value-type="float" office:value="1.42496388016832" calcext:value-type="float">
            <text:p>1.42</text:p>
          </table:table-cell>
          <table:table-cell table:style-name="ce95" office:value-type="float" office:value="89.8713535989505" calcext:value-type="float">
            <text:p>89.87</text:p>
          </table:table-cell>
          <table:table-cell table:style-name="ce108" office:value-type="float" office:value="1.21080115772967" calcext:value-type="float">
            <text:p>1.21</text:p>
          </table:table-cell>
          <table:table-cell table:style-name="ce108"/>
          <table:table-cell table:style-name="ce31" office:value-type="float" office:value="95.8507294565839" calcext:value-type="float">
            <text:p>95.85</text:p>
          </table:table-cell>
          <table:table-cell table:style-name="ce108" office:value-type="float" office:value="0.890739334634785" calcext:value-type="float">
            <text:p>0.89</text:p>
          </table:table-cell>
          <table:table-cell table:style-name="ce31" office:value-type="float" office:value="96.1027718064621" calcext:value-type="float">
            <text:p>96.10</text:p>
          </table:table-cell>
          <table:table-cell table:style-name="ce108" office:value-type="float" office:value="1.01406439798318" calcext:value-type="float">
            <text:p>1.01</text:p>
          </table:table-cell>
          <table:table-cell table:style-name="ce95" office:value-type="float" office:value="95.6185589369841" calcext:value-type="float">
            <text:p>95.62</text:p>
          </table:table-cell>
          <table:table-cell table:style-name="ce108" office:value-type="float" office:value="1.52285394518764" calcext:value-type="float">
            <text:p>1.52</text:p>
          </table:table-cell>
          <table:table-cell table:style-name="ce95" office:value-type="float" office:value="92.5960491929264" calcext:value-type="float">
            <text:p>92.60</text:p>
          </table:table-cell>
          <table:table-cell table:style-name="ce75" office:value-type="float" office:value="1.74926451583605" calcext:value-type="float">
            <text:p>1.75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base: TempEval" calcext:value-type="string">
            <text:p>base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78_{\pm 1.01}$ " calcext:value-type="string">
            <text:p><text:s/>$92.78_{\pm 1.01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3.03_{\pm 1.29}$ " calcext:value-type="string">
            <text:p><text:s/>$93.03_{\pm 1.29}$ </text:p>
          </table:table-cell>
          <table:table-cell table:style-name="ce67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55_{\pm 1.42}$ " calcext:value-type="string">
            <text:p><text:s/>$92.55_{\pm 1.42}$ </text:p>
          </table:table-cell>
          <table:table-cell table:style-name="ce67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89.87_{\pm 1.21}$ " calcext:value-type="string">
            <text:p><text:s/>$89.87_{\pm 1.21}$ </text:p>
          </table:table-cell>
          <table:table-cell table:style-name="ce70"/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85_{\pm 0.89}$ " calcext:value-type="string">
            <text:p><text:s/>$95.85_{\pm 0.89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10_{\pm 1.01}$ " calcext:value-type="string">
            <text:p><text:s/>$96.10_{\pm 1.01}$ </text:p>
          </table:table-cell>
          <table:table-cell table:style-name="ce67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5.62_{\pm 1.52}$ " calcext:value-type="string">
            <text:p><text:s/>$95.62_{\pm 1.52}$ </text:p>
          </table:table-cell>
          <table:table-cell table:style-name="ce10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2.60_{\pm 1.75}$ " calcext:value-type="string">
            <text:p><text:s/>$92.60_{\pm 1.7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0.707534557530806" calcext:value-type="float">
            <text:p>0.71</text:p>
          </table:table-cell>
          <table:table-cell table:style-name="ce26" table:formula="of:=IF(OR(ISBLANK([.C6]); ISBLANK([.C7])); &quot;&quot;; ([.C6] - [.C7]))" office:value-type="float" office:value="0.0334227123306299" calcext:value-type="float">
            <text:p>0.03</text:p>
          </table:table-cell>
          <table:table-cell table:style-name="ce20" table:formula="of:=IF(OR(ISBLANK([.D6]); ISBLANK([.D7])); &quot;&quot;; ([.D6] - [.D7]))" office:value-type="float" office:value="0.731851660857203" calcext:value-type="float">
            <text:p>0.73</text:p>
          </table:table-cell>
          <table:table-cell table:style-name="ce26" table:formula="of:=IF(OR(ISBLANK([.E6]); ISBLANK([.E7])); &quot;&quot;; ([.E6] - [.E7]))" office:value-type="float" office:value="-0.11255556893595" calcext:value-type="float">
            <text:p>-0.11</text:p>
          </table:table-cell>
          <table:table-cell table:style-name="ce20" table:formula="of:=IF(OR(ISBLANK([.F6]); ISBLANK([.F7])); &quot;&quot;; ([.F6] - [.F7]))" office:value-type="float" office:value="0.685146627853001" calcext:value-type="float">
            <text:p>0.69</text:p>
          </table:table-cell>
          <table:table-cell table:style-name="ce26" table:formula="of:=IF(OR(ISBLANK([.G6]); ISBLANK([.G7])); &quot;&quot;; ([.G6] - [.G7]))" office:value-type="float" office:value="0.19493458976365" calcext:value-type="float">
            <text:p>0.19</text:p>
          </table:table-cell>
          <table:table-cell table:style-name="ce20" table:formula="of:=IF(OR(ISBLANK([.H6]); ISBLANK([.H7])); &quot;&quot;; ([.H6] - [.H7]))" office:value-type="float" office:value="1.2298997017644" calcext:value-type="float">
            <text:p>1.23</text:p>
          </table:table-cell>
          <table:table-cell table:style-name="ce26" table:formula="of:=IF(OR(ISBLANK([.I6]); ISBLANK([.I7])); &quot;&quot;; ([.I6] - [.I7]))" office:value-type="float" office:value="-0.313864167994686" calcext:value-type="float">
            <text:p>-0.31</text:p>
          </table:table-cell>
          <table:table-cell table:style-name="ce42"/>
          <table:table-cell table:style-name="ce20" table:formula="of:=IF(OR(ISBLANK([.K6]); ISBLANK([.K7])); &quot;&quot;; ([.K6] - [.K7]))" office:value-type="float" office:value="0.64910249623459" calcext:value-type="float">
            <text:p>0.65</text:p>
          </table:table-cell>
          <table:table-cell table:style-name="ce26" table:formula="of:=IF(OR(ISBLANK([.L6]); ISBLANK([.L7])); &quot;&quot;; ([.L6] - [.L7]))" office:value-type="float" office:value="-0.016029034713789" calcext:value-type="float">
            <text:p>-0.02</text:p>
          </table:table-cell>
          <table:table-cell table:style-name="ce20" table:formula="of:=IF(OR(ISBLANK([.M6]); ISBLANK([.M7])); &quot;&quot;; ([.M6] - [.M7]))" office:value-type="float" office:value="0.675092943311697" calcext:value-type="float">
            <text:p>0.68</text:p>
          </table:table-cell>
          <table:table-cell table:style-name="ce26" table:formula="of:=IF(OR(ISBLANK([.N6]); ISBLANK([.N7])); &quot;&quot;; ([.N6] - [.N7]))" office:value-type="float" office:value="-0.0976626045767121" calcext:value-type="float">
            <text:p>-0.10</text:p>
          </table:table-cell>
          <table:table-cell table:style-name="ce20" table:formula="of:=IF(OR(ISBLANK([.O6]); ISBLANK([.O7])); &quot;&quot;; ([.O6] - [.O7]))" office:value-type="float" office:value="0.625082767903905" calcext:value-type="float">
            <text:p>0.63</text:p>
          </table:table-cell>
          <table:table-cell table:style-name="ce26" table:formula="of:=IF(OR(ISBLANK([.P6]); ISBLANK([.P7])); &quot;&quot;; ([.P6] - [.P7]))" office:value-type="float" office:value="0.10066867307732" calcext:value-type="float">
            <text:p>0.10</text:p>
          </table:table-cell>
          <table:table-cell table:style-name="ce20" table:formula="of:=IF(OR(ISBLANK([.Q6]); ISBLANK([.Q7])); &quot;&quot;; ([.Q6] - [.Q7]))" office:value-type="float" office:value="1.144747477476" calcext:value-type="float">
            <text:p>1.14</text:p>
          </table:table-cell>
          <table:table-cell table:style-name="ce26" table:formula="of:=IF(OR(ISBLANK([.R6]); ISBLANK([.R7])); &quot;&quot;; ([.R6] - [.R7]))" office:value-type="float" office:value="-0.34608917876156" calcext:value-type="float">
            <text:p>-0.35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0.71_{\delta \hspace{1px} 0.03}$ " calcext:value-type="string">
            <text:p><text:s/>$0.71_{\delta \hspace{1px} 0.03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0.73_{\delta \hspace{1px} -0.11}$ " calcext:value-type="string">
            <text:p><text:s/>$0.73_{\delta \hspace{1px} -0.11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0.69_{\delta \hspace{1px} 0.19}$ " calcext:value-type="string">
            <text:p><text:s/>$0.69_{\delta \hspace{1px} 0.19}$ </text:p>
          </table:table-cell>
          <table:table-cell table:style-name="ce61" table:formula="of:=IF(AND([.H8]&lt;&gt;&quot;&quot;; [.I8]&lt;&gt;&quot;&quot;); &quot; $&quot; &amp; TEXT([.H8]; &quot;0.00&quot;) &amp; &quot;_{\delta \hspace{1px} &quot; &amp; TEXT([.I8]; &quot;0.00&quot;) &amp; &quot;}$ &quot;; &quot;&quot;)" office:value-type="string" office:string-value=" $1.23_{\delta \hspace{1px} -0.31}$ " calcext:value-type="string">
            <text:p><text:s/>$1.23_{\delta \hspace{1px} -0.31}$ </text:p>
          </table:table-cell>
          <table:table-cell table:style-name="ce76"/>
          <table:table-cell table:style-name="ce66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65_{\delta \hspace{1px} -0.02}$ " calcext:value-type="string">
            <text:p><text:s/>$0.65_{\delta \hspace{1px} -0.02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0.68_{\delta \hspace{1px} -0.10}$ " calcext:value-type="string">
            <text:p><text:s/>$0.68_{\delta \hspace{1px} -0.10}$ </text:p>
          </table:table-cell>
          <table:table-cell table:style-name="ce66" table:formula="of:=IF(AND([.O8]&lt;&gt;&quot;&quot;; [.P8]&lt;&gt;&quot;&quot;); &quot; $&quot; &amp; TEXT([.O8]; &quot;0.00&quot;) &amp; &quot;_{\delta \hspace{1px} &quot; &amp; TEXT([.P8]; &quot;0.00&quot;) &amp; &quot;}$ &quot;; &quot;&quot;)" office:value-type="string" office:string-value=" $0.63_{\delta \hspace{1px} 0.10}$ " calcext:value-type="string">
            <text:p><text:s/>$0.63_{\delta \hspace{1px} 0.10}$ </text:p>
          </table:table-cell>
          <table:table-cell table:style-name="ce120" table:formula="of:=IF(AND([.Q8]&lt;&gt;&quot;&quot;; [.R8]&lt;&gt;&quot;&quot;); &quot; $&quot; &amp; TEXT([.Q8]; &quot;0.00&quot;) &amp; &quot;_{\delta \hspace{1px} &quot; &amp; TEXT([.R8]; &quot;0.00&quot;) &amp; &quot;}$ &quot;; &quot;&quot;)" office:value-type="string" office:string-value=" $1.14_{\delta \hspace{1px} -0.35}$ " calcext:value-type="string">
            <text:p><text:s/>$1.14_{\delta \hspace{1px} -0.3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7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67" table:formula="of:=IF(AND([.H9]&lt;&gt;&quot;&quot;; [.I9]&lt;&gt;&quot;&quot;); &quot; $&quot; &amp; TEXT([.H9]; &quot;0.00&quot;) &amp; &quot;_{\pm &quot; &amp; TEXT([.I9]; &quot;0.00&quot;) &amp; &quot;}$ &quot;; &quot;&quot;)">
            <text:p/>
          </table:table-cell>
          <table:table-cell table:style-name="ce70"/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67" table:formula="of:=IF(AND([.O9]&lt;&gt;&quot;&quot;; [.P9]&lt;&gt;&quot;&quot;); &quot; $&quot; &amp; TEXT([.O9]; &quot;0.00&quot;) &amp; &quot;_{\pm &quot; &amp; TEXT([.P9]; &quot;0.00&quot;) &amp; &quot;}$ &quot;; &quot;&quot;)">
            <text:p/>
          </table:table-cell>
          <table:table-cell table:style-name="ce100" table:formula="of:=IF(AND([.Q9]&lt;&gt;&quot;&quot;; [.R9]&lt;&gt;&quot;&quot;); &quot; $&quot; &amp; TEXT([.Q9]; &quot;0.00&quot;) &amp; &quot;_{\pm &quot; &amp; TEXT([.R9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</text:span>: TimeBank</text:p>
          </table:table-cell>
          <table:table-cell table:style-name="ce95" office:value-type="float" office:value="95.6307793599022" calcext:value-type="float">
            <text:p>95.63</text:p>
          </table:table-cell>
          <table:table-cell table:style-name="ce108" office:value-type="float" office:value="1.10345329760374" calcext:value-type="float">
            <text:p>1.10</text:p>
          </table:table-cell>
          <table:table-cell table:style-name="ce95" office:value-type="float" office:value="96.0989131121859" calcext:value-type="float">
            <text:p>96.10</text:p>
          </table:table-cell>
          <table:table-cell table:style-name="ce108" office:value-type="float" office:value="1.22327257478269" calcext:value-type="float">
            <text:p>1.22</text:p>
          </table:table-cell>
          <table:table-cell table:style-name="ce115" office:value-type="float" office:value="95.1801956072651" calcext:value-type="float">
            <text:p>95.18</text:p>
          </table:table-cell>
          <table:table-cell table:style-name="ce115" office:value-type="float" office:value="1.48011611105986" calcext:value-type="float">
            <text:p>1.48</text:p>
          </table:table-cell>
          <table:table-cell table:style-name="ce95" office:value-type="float" office:value="94.4008122006788" calcext:value-type="float">
            <text:p>94.40</text:p>
          </table:table-cell>
          <table:table-cell table:style-name="ce108" office:value-type="float" office:value="1.30212443651124" calcext:value-type="float">
            <text:p>1.30</text:p>
          </table:table-cell>
          <table:table-cell table:style-name="ce55"/>
          <table:table-cell table:style-name="ce95" office:value-type="float" office:value="97.060639862125" calcext:value-type="float">
            <text:p>97.06</text:p>
          </table:table-cell>
          <table:table-cell table:style-name="ce108" office:value-type="float" office:value="0.926519986851149" calcext:value-type="float">
            <text:p>0.93</text:p>
          </table:table-cell>
          <table:table-cell table:style-name="ce95" office:value-type="float" office:value="97.5369298328783" calcext:value-type="float">
            <text:p>97.54</text:p>
          </table:table-cell>
          <table:table-cell table:style-name="ce108" office:value-type="float" office:value="1.16759936949061" calcext:value-type="float">
            <text:p>1.17</text:p>
          </table:table-cell>
          <table:table-cell table:style-name="ce95" office:value-type="float" office:value="96.6021819465727" calcext:value-type="float">
            <text:p>96.60</text:p>
          </table:table-cell>
          <table:table-cell table:style-name="ce108" office:value-type="float" office:value="1.28394778689436" calcext:value-type="float">
            <text:p>1.28</text:p>
          </table:table-cell>
          <table:table-cell table:style-name="ce115" office:value-type="float" office:value="95.6289688489463" calcext:value-type="float">
            <text:p>95.63</text:p>
          </table:table-cell>
          <table:table-cell table:style-name="ce108" office:value-type="float" office:value="1.37522162788792" calcext:value-type="float">
            <text:p>1.38</text:p>
          </table:table-cell>
          <table:table-cell table:style-name="ce25" table:number-columns-repeated="2"/>
          <table:table-cell table:style-name="ce28"/>
          <table:table-cell table:style-name="ce44" table:formula="of:=IF([.A10]&lt;&gt;&quot;&quot;; [.A10]; &quot;&quot;)" office:value-type="string" office:string-value="large: TimeBank" calcext:value-type="string">
            <text:p>larg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63_{\pm 1.10}$ " calcext:value-type="string">
            <text:p><text:s/>$95.63_{\pm 1.10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6.10_{\pm 1.22}$ " calcext:value-type="string">
            <text:p><text:s/>$96.10_{\pm 1.22}$ </text:p>
          </table:table-cell>
          <table:table-cell table:style-name="ce67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18_{\pm 1.48}$ " calcext:value-type="string">
            <text:p><text:s/>$95.18_{\pm 1.48}$ </text:p>
          </table:table-cell>
          <table:table-cell table:style-name="ce67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4.40_{\pm 1.30}$ " calcext:value-type="string">
            <text:p><text:s/>$94.40_{\pm 1.30}$ </text:p>
          </table:table-cell>
          <table:table-cell table:style-name="ce70"/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06_{\pm 0.93}$ " calcext:value-type="string">
            <text:p><text:s/>$97.06_{\pm 0.93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7.54_{\pm 1.17}$ " calcext:value-type="string">
            <text:p><text:s/>$97.54_{\pm 1.17}$ </text:p>
          </table:table-cell>
          <table:table-cell table:style-name="ce67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6.60_{\pm 1.28}$ " calcext:value-type="string">
            <text:p><text:s/>$96.60_{\pm 1.28}$ </text:p>
          </table:table-cell>
          <table:table-cell table:style-name="ce10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5.63_{\pm 1.38}$ " calcext:value-type="string">
            <text:p><text:s/>$95.63_{\pm 1.38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</text:span>: TimeBank</text:p>
          </table:table-cell>
          <table:table-cell table:style-name="ce95" office:value-type="float" office:value="95.6386243558723" calcext:value-type="float">
            <text:p>95.64</text:p>
          </table:table-cell>
          <table:table-cell table:style-name="ce31" office:value-type="float" office:value="1.30377120437749" calcext:value-type="float">
            <text:p>1.30</text:p>
          </table:table-cell>
          <table:table-cell table:style-name="ce95" office:value-type="float" office:value="96.0974694623812" calcext:value-type="float">
            <text:p>96.10</text:p>
          </table:table-cell>
          <table:table-cell table:style-name="ce31" office:value-type="float" office:value="1.61172495411492" calcext:value-type="float">
            <text:p>1.61</text:p>
          </table:table-cell>
          <table:table-cell table:style-name="ce95" office:value-type="float" office:value="95.1963410100323" calcext:value-type="float">
            <text:p>95.20</text:p>
          </table:table-cell>
          <table:table-cell table:style-name="ce108" office:value-type="float" office:value="1.40757708107782" calcext:value-type="float">
            <text:p>1.41</text:p>
          </table:table-cell>
          <table:table-cell table:style-name="ce95" office:value-type="float" office:value="93.4903067645877" calcext:value-type="float">
            <text:p>93.49</text:p>
          </table:table-cell>
          <table:table-cell table:style-name="ce108" office:value-type="float" office:value="1.13024259186902" calcext:value-type="float">
            <text:p>1.13</text:p>
          </table:table-cell>
          <table:table-cell table:style-name="ce108"/>
          <table:table-cell table:style-name="ce31" office:value-type="float" office:value="97.1390959798821" calcext:value-type="float">
            <text:p>97.14</text:p>
          </table:table-cell>
          <table:table-cell table:style-name="ce108" office:value-type="float" office:value="0.992170213832995" calcext:value-type="float">
            <text:p>0.99</text:p>
          </table:table-cell>
          <table:table-cell table:style-name="ce31" office:value-type="float" office:value="97.6024107295808" calcext:value-type="float">
            <text:p>97.60</text:p>
          </table:table-cell>
          <table:table-cell table:style-name="ce108" office:value-type="float" office:value="1.17613499489093" calcext:value-type="float">
            <text:p>1.18</text:p>
          </table:table-cell>
          <table:table-cell table:style-name="ce95" office:value-type="float" office:value="96.6925732389536" calcext:value-type="float">
            <text:p>96.69</text:p>
          </table:table-cell>
          <table:table-cell table:style-name="ce108" office:value-type="float" office:value="1.339963444367" calcext:value-type="float">
            <text:p>1.34</text:p>
          </table:table-cell>
          <table:table-cell table:style-name="ce95" office:value-type="float" office:value="94.7786056156126" calcext:value-type="float">
            <text:p>94.78</text:p>
          </table:table-cell>
          <table:table-cell table:style-name="ce108" office:value-type="float" office:value="1.12094989997826" calcext:value-type="float">
            <text:p>1.12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base: TimeBank" calcext:value-type="string">
            <text:p>base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5.64_{\pm 1.30}$ " calcext:value-type="string">
            <text:p><text:s/>$95.64_{\pm 1.30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6.10_{\pm 1.61}$ " calcext:value-type="string">
            <text:p><text:s/>$96.10_{\pm 1.61}$ </text:p>
          </table:table-cell>
          <table:table-cell table:style-name="ce67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20_{\pm 1.41}$ " calcext:value-type="string">
            <text:p><text:s/>$95.20_{\pm 1.41}$ </text:p>
          </table:table-cell>
          <table:table-cell table:style-name="ce67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3.49_{\pm 1.13}$ " calcext:value-type="string">
            <text:p><text:s/>$93.49_{\pm 1.13}$ </text:p>
          </table:table-cell>
          <table:table-cell table:style-name="ce70"/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14_{\pm 0.99}$ " calcext:value-type="string">
            <text:p><text:s/>$97.14_{\pm 0.99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7.60_{\pm 1.18}$ " calcext:value-type="string">
            <text:p><text:s/>$97.60_{\pm 1.18}$ </text:p>
          </table:table-cell>
          <table:table-cell table:style-name="ce67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6.69_{\pm 1.34}$ " calcext:value-type="string">
            <text:p><text:s/>$96.69_{\pm 1.34}$ </text:p>
          </table:table-cell>
          <table:table-cell table:style-name="ce100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4.78_{\pm 1.12}$ " calcext:value-type="string">
            <text:p><text:s/>$94.78_{\pm 1.12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-0.00784499597008903" calcext:value-type="float">
            <text:p>-0.01</text:p>
          </table:table-cell>
          <table:table-cell table:style-name="ce26" table:formula="of:=IF(OR(ISBLANK([.C10]); ISBLANK([.C11])); &quot;&quot;; ([.C10] - [.C11]))" office:value-type="float" office:value="-0.20031790677375" calcext:value-type="float">
            <text:p>-0.20</text:p>
          </table:table-cell>
          <table:table-cell table:style-name="ce20" table:formula="of:=IF(OR(ISBLANK([.D10]); ISBLANK([.D11])); &quot;&quot;; ([.D10] - [.D11]))" office:value-type="float" office:value="0.00144364980469902" calcext:value-type="float">
            <text:p>0.00</text:p>
          </table:table-cell>
          <table:table-cell table:style-name="ce26" table:formula="of:=IF(OR(ISBLANK([.E10]); ISBLANK([.E11])); &quot;&quot;; ([.E10] - [.E11]))" office:value-type="float" office:value="-0.38845237933223" calcext:value-type="float">
            <text:p>-0.39</text:p>
          </table:table-cell>
          <table:table-cell table:style-name="ce20" table:formula="of:=IF(OR(ISBLANK([.F10]); ISBLANK([.F11])); &quot;&quot;; ([.F10] - [.F11]))" office:value-type="float" office:value="-0.0161454027671937" calcext:value-type="float">
            <text:p>-0.02</text:p>
          </table:table-cell>
          <table:table-cell table:style-name="ce26" table:formula="of:=IF(OR(ISBLANK([.G10]); ISBLANK([.G11])); &quot;&quot;; ([.G10] - [.G11]))" office:value-type="float" office:value="0.0725390299820399" calcext:value-type="float">
            <text:p>0.07</text:p>
          </table:table-cell>
          <table:table-cell table:style-name="ce20" table:formula="of:=IF(OR(ISBLANK([.H10]); ISBLANK([.H11])); &quot;&quot;; ([.H10] - [.H11]))" office:value-type="float" office:value="0.9105054360911" calcext:value-type="float">
            <text:p>0.91</text:p>
          </table:table-cell>
          <table:table-cell table:style-name="ce26" table:formula="of:=IF(OR(ISBLANK([.I10]); ISBLANK([.I11])); &quot;&quot;; ([.I10] - [.I11]))" office:value-type="float" office:value="0.17188184464222" calcext:value-type="float">
            <text:p>0.17</text:p>
          </table:table-cell>
          <table:table-cell table:style-name="ce42"/>
          <table:table-cell table:style-name="ce20" table:formula="of:=IF(OR(ISBLANK([.K10]); ISBLANK([.K11])); &quot;&quot;; ([.K10] - [.K11]))" office:value-type="float" office:value="-0.0784561177570993" calcext:value-type="float">
            <text:p>-0.08</text:p>
          </table:table-cell>
          <table:table-cell table:style-name="ce26" table:formula="of:=IF(OR(ISBLANK([.L10]); ISBLANK([.L11])); &quot;&quot;; ([.L10] - [.L11]))" office:value-type="float" office:value="-0.065650226981846" calcext:value-type="float">
            <text:p>-0.07</text:p>
          </table:table-cell>
          <table:table-cell table:style-name="ce20" table:formula="of:=IF(OR(ISBLANK([.M10]); ISBLANK([.M11])); &quot;&quot;; ([.M10] - [.M11]))" office:value-type="float" office:value="-0.0654808967024962" calcext:value-type="float">
            <text:p>-0.07</text:p>
          </table:table-cell>
          <table:table-cell table:style-name="ce26" table:formula="of:=IF(OR(ISBLANK([.N10]); ISBLANK([.N11])); &quot;&quot;; ([.N10] - [.N11]))" office:value-type="float" office:value="-0.00853562540032016" calcext:value-type="float">
            <text:p>-0.01</text:p>
          </table:table-cell>
          <table:table-cell table:style-name="ce20" table:formula="of:=IF(OR(ISBLANK([.O10]); ISBLANK([.O11])); &quot;&quot;; ([.O10] - [.O11]))" office:value-type="float" office:value="-0.0903912923809003" calcext:value-type="float">
            <text:p>-0.09</text:p>
          </table:table-cell>
          <table:table-cell table:style-name="ce26" table:formula="of:=IF(OR(ISBLANK([.P10]); ISBLANK([.P11])); &quot;&quot;; ([.P10] - [.P11]))" office:value-type="float" office:value="-0.05601565747264" calcext:value-type="float">
            <text:p>-0.06</text:p>
          </table:table-cell>
          <table:table-cell table:style-name="ce20" table:formula="of:=IF(OR(ISBLANK([.Q10]); ISBLANK([.Q11])); &quot;&quot;; ([.Q10] - [.Q11]))" office:value-type="float" office:value="0.850363233333695" calcext:value-type="float">
            <text:p>0.85</text:p>
          </table:table-cell>
          <table:table-cell table:style-name="ce26" table:formula="of:=IF(OR(ISBLANK([.R10]); ISBLANK([.R11])); &quot;&quot;; ([.R10] - [.R11]))" office:value-type="float" office:value="0.25427172790966" calcext:value-type="float">
            <text:p>0.25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-0.01_{\delta \hspace{1px} -0.20}$ " calcext:value-type="string">
            <text:p><text:s/>$-0.01_{\delta \hspace{1px} -0.20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00_{\delta \hspace{1px} -0.39}$ " calcext:value-type="string">
            <text:p><text:s/>$0.00_{\delta \hspace{1px} -0.39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-0.02_{\delta \hspace{1px} 0.07}$ " calcext:value-type="string">
            <text:p><text:s/>$-0.02_{\delta \hspace{1px} 0.07}$ </text:p>
          </table:table-cell>
          <table:table-cell table:style-name="ce61" table:formula="of:=IF(AND([.H12]&lt;&gt;&quot;&quot;; [.I12]&lt;&gt;&quot;&quot;); &quot; $&quot; &amp; TEXT([.H12]; &quot;0.00&quot;) &amp; &quot;_{\delta \hspace{1px} &quot; &amp; TEXT([.I12]; &quot;0.00&quot;) &amp; &quot;}$ &quot;; &quot;&quot;)" office:value-type="string" office:string-value=" $0.91_{\delta \hspace{1px} 0.17}$ " calcext:value-type="string">
            <text:p><text:s/>$0.91_{\delta \hspace{1px} 0.17}$ </text:p>
          </table:table-cell>
          <table:table-cell table:style-name="ce76"/>
          <table:table-cell table:style-name="ce66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-0.08_{\delta \hspace{1px} -0.07}$ " calcext:value-type="string">
            <text:p><text:s/>$-0.08_{\delta \hspace{1px} -0.07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-0.07_{\delta \hspace{1px} -0.01}$ " calcext:value-type="string">
            <text:p><text:s/>$-0.07_{\delta \hspace{1px} -0.01}$ </text:p>
          </table:table-cell>
          <table:table-cell table:style-name="ce66" table:formula="of:=IF(AND([.O12]&lt;&gt;&quot;&quot;; [.P12]&lt;&gt;&quot;&quot;); &quot; $&quot; &amp; TEXT([.O12]; &quot;0.00&quot;) &amp; &quot;_{\delta \hspace{1px} &quot; &amp; TEXT([.P12]; &quot;0.00&quot;) &amp; &quot;}$ &quot;; &quot;&quot;)" office:value-type="string" office:string-value=" $-0.09_{\delta \hspace{1px} -0.06}$ " calcext:value-type="string">
            <text:p><text:s/>$-0.09_{\delta \hspace{1px} -0.06}$ </text:p>
          </table:table-cell>
          <table:table-cell table:style-name="ce120" table:formula="of:=IF(AND([.Q12]&lt;&gt;&quot;&quot;; [.R12]&lt;&gt;&quot;&quot;); &quot; $&quot; &amp; TEXT([.Q12]; &quot;0.00&quot;) &amp; &quot;_{\delta \hspace{1px} &quot; &amp; TEXT([.R12]; &quot;0.00&quot;) &amp; &quot;}$ &quot;; &quot;&quot;)" office:value-type="string" office:string-value=" $0.85_{\delta \hspace{1px} 0.25}$ " calcext:value-type="string">
            <text:p><text:s/>$0.85_{\delta \hspace{1px} 0.25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7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67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70"/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67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00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AQUAINT</text:p>
          </table:table-cell>
          <table:table-cell table:style-name="ce95" office:value-type="float" office:value="84.5547296488524" calcext:value-type="float">
            <text:p>84.55</text:p>
          </table:table-cell>
          <table:table-cell table:style-name="ce108" office:value-type="float" office:value="2.95256974688421" calcext:value-type="float">
            <text:p>2.95</text:p>
          </table:table-cell>
          <table:table-cell table:style-name="ce95" office:value-type="float" office:value="84.54891302389" calcext:value-type="float">
            <text:p>84.55</text:p>
          </table:table-cell>
          <table:table-cell table:style-name="ce108" office:value-type="float" office:value="4.56486707169894" calcext:value-type="float">
            <text:p>4.56</text:p>
          </table:table-cell>
          <table:table-cell table:style-name="ce115" office:value-type="float" office:value="84.7106073857857" calcext:value-type="float">
            <text:p>84.71</text:p>
          </table:table-cell>
          <table:table-cell table:style-name="ce115" office:value-type="float" office:value="3.13220249497321" calcext:value-type="float">
            <text:p>3.13</text:p>
          </table:table-cell>
          <table:table-cell table:style-name="ce95" office:value-type="float" office:value="80.4158867972267" calcext:value-type="float">
            <text:p>80.42</text:p>
          </table:table-cell>
          <table:table-cell table:style-name="ce108" office:value-type="float" office:value="4.32809489061564" calcext:value-type="float">
            <text:p>4.33</text:p>
          </table:table-cell>
          <table:table-cell table:style-name="ce55"/>
          <table:table-cell table:style-name="ce95" office:value-type="float" office:value="92.359780920279" calcext:value-type="float">
            <text:p>92.36</text:p>
          </table:table-cell>
          <table:table-cell table:style-name="ce108" office:value-type="float" office:value="2.25288908285298" calcext:value-type="float">
            <text:p>2.25</text:p>
          </table:table-cell>
          <table:table-cell table:style-name="ce95" office:value-type="float" office:value="92.3246455465817" calcext:value-type="float">
            <text:p>92.32</text:p>
          </table:table-cell>
          <table:table-cell table:style-name="ce108" office:value-type="float" office:value="3.73524196087902" calcext:value-type="float">
            <text:p>3.74</text:p>
          </table:table-cell>
          <table:table-cell table:style-name="ce95" office:value-type="float" office:value="92.5578062779692" calcext:value-type="float">
            <text:p>92.56</text:p>
          </table:table-cell>
          <table:table-cell table:style-name="ce108" office:value-type="float" office:value="3.39946114887729" calcext:value-type="float">
            <text:p>3.40</text:p>
          </table:table-cell>
          <table:table-cell table:style-name="ce115" office:value-type="float" office:value="87.3374756775166" calcext:value-type="float">
            <text:p>87.34</text:p>
          </table:table-cell>
          <table:table-cell table:style-name="ce108" office:value-type="float" office:value="2.50220514729996" calcext:value-type="float">
            <text:p>2.50</text:p>
          </table:table-cell>
          <table:table-cell table:style-name="ce25" table:number-columns-repeated="2"/>
          <table:table-cell table:style-name="ce28"/>
          <table:table-cell table:style-name="ce44" table:formula="of:=IF([.A14]&lt;&gt;&quot;&quot;; [.A14]; &quot;&quot;)" office:value-type="string" office:string-value="large: AQUAINT" calcext:value-type="string">
            <text:p>larg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4.55_{\pm 2.95}$ " calcext:value-type="string">
            <text:p><text:s/>$84.55_{\pm 2.95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4.55_{\pm 4.56}$ " calcext:value-type="string">
            <text:p><text:s/>$84.55_{\pm 4.56}$ </text:p>
          </table:table-cell>
          <table:table-cell table:style-name="ce67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4.71_{\pm 3.13}$ " calcext:value-type="string">
            <text:p><text:s/>$84.71_{\pm 3.13}$ </text:p>
          </table:table-cell>
          <table:table-cell table:style-name="ce67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0.42_{\pm 4.33}$ " calcext:value-type="string">
            <text:p><text:s/>$80.42_{\pm 4.33}$ </text:p>
          </table:table-cell>
          <table:table-cell table:style-name="ce70"/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2.36_{\pm 2.25}$ " calcext:value-type="string">
            <text:p><text:s/>$92.36_{\pm 2.25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2.32_{\pm 3.74}$ " calcext:value-type="string">
            <text:p><text:s/>$92.32_{\pm 3.74}$ </text:p>
          </table:table-cell>
          <table:table-cell table:style-name="ce67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92.56_{\pm 3.40}$ " calcext:value-type="string">
            <text:p><text:s/>$92.56_{\pm 3.40}$ </text:p>
          </table:table-cell>
          <table:table-cell table:style-name="ce10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7.34_{\pm 2.50}$ " calcext:value-type="string">
            <text:p><text:s/>$87.34_{\pm 2.50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AQUAINT</text:p>
          </table:table-cell>
          <table:table-cell table:style-name="ce19" office:value-type="float" office:value="84.4033545191108" calcext:value-type="float">
            <text:p>84.40</text:p>
          </table:table-cell>
          <table:table-cell table:style-name="ce25" office:value-type="float" office:value="4.23467587122895" calcext:value-type="float">
            <text:p>4.23</text:p>
          </table:table-cell>
          <table:table-cell table:style-name="ce19" office:value-type="float" office:value="83.6624036870995" calcext:value-type="float">
            <text:p>83.66</text:p>
          </table:table-cell>
          <table:table-cell table:style-name="ce25" office:value-type="float" office:value="5.66506643534502" calcext:value-type="float">
            <text:p>5.67</text:p>
          </table:table-cell>
          <table:table-cell table:style-name="ce19" office:value-type="float" office:value="85.3056928340086" calcext:value-type="float">
            <text:p>85.31</text:p>
          </table:table-cell>
          <table:table-cell table:style-name="ce25" office:value-type="float" office:value="3.91152119490857" calcext:value-type="float">
            <text:p>3.91</text:p>
          </table:table-cell>
          <table:table-cell table:style-name="ce19" office:value-type="float" office:value="80.7078680270368" calcext:value-type="float">
            <text:p>80.71</text:p>
          </table:table-cell>
          <table:table-cell table:style-name="ce34" office:value-type="float" office:value="4.69205844641664" calcext:value-type="float">
            <text:p>4.69</text:p>
          </table:table-cell>
          <table:table-cell table:style-name="ce34"/>
          <table:table-cell table:style-name="ce25" office:value-type="float" office:value="92.1261252222899" calcext:value-type="float">
            <text:p>92.13</text:p>
          </table:table-cell>
          <table:table-cell table:style-name="ce34" office:value-type="float" office:value="3.34355109126428" calcext:value-type="float">
            <text:p>3.34</text:p>
          </table:table-cell>
          <table:table-cell table:style-name="ce25" office:value-type="float" office:value="91.2959649291595" calcext:value-type="float">
            <text:p>91.30</text:p>
          </table:table-cell>
          <table:table-cell table:style-name="ce34" office:value-type="float" office:value="4.89738530757915" calcext:value-type="float">
            <text:p>4.90</text:p>
          </table:table-cell>
          <table:table-cell table:style-name="ce25" office:value-type="float" office:value="93.1339106817907" calcext:value-type="float">
            <text:p>93.13</text:p>
          </table:table-cell>
          <table:table-cell table:style-name="ce34" office:value-type="float" office:value="3.5418640992803" calcext:value-type="float">
            <text:p>3.54</text:p>
          </table:table-cell>
          <table:table-cell table:style-name="ce19" office:value-type="float" office:value="87.4151694389135" calcext:value-type="float">
            <text:p>87.42</text:p>
          </table:table-cell>
          <table:table-cell table:style-name="ce34" office:value-type="float" office:value="3.16293890310599" calcext:value-type="float">
            <text:p>3.16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base: AQUAINT" calcext:value-type="string">
            <text:p>base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4.40_{\pm 4.23}$ " calcext:value-type="string">
            <text:p><text:s/>$84.40_{\pm 4.23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3.66_{\pm 5.67}$ " calcext:value-type="string">
            <text:p><text:s/>$83.66_{\pm 5.67}$ </text:p>
          </table:table-cell>
          <table:table-cell table:style-name="ce67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5.31_{\pm 3.91}$ " calcext:value-type="string">
            <text:p><text:s/>$85.31_{\pm 3.91}$ </text:p>
          </table:table-cell>
          <table:table-cell table:style-name="ce67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80.71_{\pm 4.69}$ " calcext:value-type="string">
            <text:p><text:s/>$80.71_{\pm 4.69}$ </text:p>
          </table:table-cell>
          <table:table-cell table:style-name="ce70"/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13_{\pm 3.34}$ " calcext:value-type="string">
            <text:p><text:s/>$92.13_{\pm 3.34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1.30_{\pm 4.90}$ " calcext:value-type="string">
            <text:p><text:s/>$91.30_{\pm 4.90}$ </text:p>
          </table:table-cell>
          <table:table-cell table:style-name="ce67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3.13_{\pm 3.54}$ " calcext:value-type="string">
            <text:p><text:s/>$93.13_{\pm 3.54}$ </text:p>
          </table:table-cell>
          <table:table-cell table:style-name="ce10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87.42_{\pm 3.16}$ " calcext:value-type="string">
            <text:p><text:s/>$87.42_{\pm 3.16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0.151375129741595" calcext:value-type="float">
            <text:p>0.15</text:p>
          </table:table-cell>
          <table:table-cell table:style-name="ce26" table:formula="of:=IF(OR(ISBLANK([.C14]); ISBLANK([.C15])); &quot;&quot;; ([.C14] - [.C15]))" office:value-type="float" office:value="-1.28210612434474" calcext:value-type="float">
            <text:p>-1.28</text:p>
          </table:table-cell>
          <table:table-cell table:style-name="ce20" table:formula="of:=IF(OR(ISBLANK([.D14]); ISBLANK([.D15])); &quot;&quot;; ([.D14] - [.D15]))" office:value-type="float" office:value="0.886509336790496" calcext:value-type="float">
            <text:p>0.89</text:p>
          </table:table-cell>
          <table:table-cell table:style-name="ce26" table:formula="of:=IF(OR(ISBLANK([.E14]); ISBLANK([.E15])); &quot;&quot;; ([.E14] - [.E15]))" office:value-type="float" office:value="-1.10019936364608" calcext:value-type="float">
            <text:p>-1.10</text:p>
          </table:table-cell>
          <table:table-cell table:style-name="ce20" table:formula="of:=IF(OR(ISBLANK([.F14]); ISBLANK([.F15])); &quot;&quot;; ([.F14] - [.F15]))" office:value-type="float" office:value="-0.595085448222889" calcext:value-type="float">
            <text:p>-0.60</text:p>
          </table:table-cell>
          <table:table-cell table:style-name="ce26" table:formula="of:=IF(OR(ISBLANK([.G14]); ISBLANK([.G15])); &quot;&quot;; ([.G14] - [.G15]))" office:value-type="float" office:value="-0.77931869993536" calcext:value-type="float">
            <text:p>-0.78</text:p>
          </table:table-cell>
          <table:table-cell table:style-name="ce20" table:formula="of:=IF(OR(ISBLANK([.H14]); ISBLANK([.H15])); &quot;&quot;; ([.H14] - [.H15]))" office:value-type="float" office:value="-0.291981229810091" calcext:value-type="float">
            <text:p>-0.29</text:p>
          </table:table-cell>
          <table:table-cell table:style-name="ce26" table:formula="of:=IF(OR(ISBLANK([.I14]); ISBLANK([.I15])); &quot;&quot;; ([.I14] - [.I15]))" office:value-type="float" office:value="-0.363963555801" calcext:value-type="float">
            <text:p>-0.36</text:p>
          </table:table-cell>
          <table:table-cell table:style-name="ce42"/>
          <table:table-cell table:style-name="ce20" table:formula="of:=IF(OR(ISBLANK([.K14]); ISBLANK([.K15])); &quot;&quot;; ([.K14] - [.K15]))" office:value-type="float" office:value="0.233655697989093" calcext:value-type="float">
            <text:p>0.23</text:p>
          </table:table-cell>
          <table:table-cell table:style-name="ce26" table:formula="of:=IF(OR(ISBLANK([.L14]); ISBLANK([.L15])); &quot;&quot;; ([.L14] - [.L15]))" office:value-type="float" office:value="-1.0906620084113" calcext:value-type="float">
            <text:p>-1.09</text:p>
          </table:table-cell>
          <table:table-cell table:style-name="ce20" table:formula="of:=IF(OR(ISBLANK([.M14]); ISBLANK([.M15])); &quot;&quot;; ([.M14] - [.M15]))" office:value-type="float" office:value="1.02868061742221" calcext:value-type="float">
            <text:p>1.03</text:p>
          </table:table-cell>
          <table:table-cell table:style-name="ce26" table:formula="of:=IF(OR(ISBLANK([.N14]); ISBLANK([.N15])); &quot;&quot;; ([.N14] - [.N15]))" office:value-type="float" office:value="-1.16214334670013" calcext:value-type="float">
            <text:p>-1.16</text:p>
          </table:table-cell>
          <table:table-cell table:style-name="ce20" table:formula="of:=IF(OR(ISBLANK([.O14]); ISBLANK([.O15])); &quot;&quot;; ([.O14] - [.O15]))" office:value-type="float" office:value="-0.576104403821489" calcext:value-type="float">
            <text:p>-0.58</text:p>
          </table:table-cell>
          <table:table-cell table:style-name="ce26" table:formula="of:=IF(OR(ISBLANK([.P14]); ISBLANK([.P15])); &quot;&quot;; ([.P14] - [.P15]))" office:value-type="float" office:value="-0.14240295040301" calcext:value-type="float">
            <text:p>-0.14</text:p>
          </table:table-cell>
          <table:table-cell table:style-name="ce20" table:formula="of:=IF(OR(ISBLANK([.Q14]); ISBLANK([.Q15])); &quot;&quot;; ([.Q14] - [.Q15]))" office:value-type="float" office:value="-0.0776937613969011" calcext:value-type="float">
            <text:p>-0.08</text:p>
          </table:table-cell>
          <table:table-cell table:style-name="ce26" table:formula="of:=IF(OR(ISBLANK([.R14]); ISBLANK([.R15])); &quot;&quot;; ([.R14] - [.R15]))" office:value-type="float" office:value="-0.66073375580603" calcext:value-type="float">
            <text:p>-0.66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0.15_{\delta \hspace{1px} -1.28}$ " calcext:value-type="string">
            <text:p><text:s/>$0.15_{\delta \hspace{1px} -1.28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0.89_{\delta \hspace{1px} -1.10}$ " calcext:value-type="string">
            <text:p><text:s/>$0.89_{\delta \hspace{1px} -1.10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-0.60_{\delta \hspace{1px} -0.78}$ " calcext:value-type="string">
            <text:p><text:s/>$-0.60_{\delta \hspace{1px} -0.78}$ </text:p>
          </table:table-cell>
          <table:table-cell table:style-name="ce61" table:formula="of:=IF(AND([.H16]&lt;&gt;&quot;&quot;; [.I16]&lt;&gt;&quot;&quot;); &quot; $&quot; &amp; TEXT([.H16]; &quot;0.00&quot;) &amp; &quot;_{\delta \hspace{1px} &quot; &amp; TEXT([.I16]; &quot;0.00&quot;) &amp; &quot;}$ &quot;; &quot;&quot;)" office:value-type="string" office:string-value=" $-0.29_{\delta \hspace{1px} -0.36}$ " calcext:value-type="string">
            <text:p><text:s/>$-0.29_{\delta \hspace{1px} -0.36}$ </text:p>
          </table:table-cell>
          <table:table-cell table:style-name="ce76"/>
          <table:table-cell table:style-name="ce66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0.23_{\delta \hspace{1px} -1.09}$ " calcext:value-type="string">
            <text:p><text:s/>$0.23_{\delta \hspace{1px} -1.09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1.03_{\delta \hspace{1px} -1.16}$ " calcext:value-type="string">
            <text:p><text:s/>$1.03_{\delta \hspace{1px} -1.16}$ </text:p>
          </table:table-cell>
          <table:table-cell table:style-name="ce66" table:formula="of:=IF(AND([.O16]&lt;&gt;&quot;&quot;; [.P16]&lt;&gt;&quot;&quot;); &quot; $&quot; &amp; TEXT([.O16]; &quot;0.00&quot;) &amp; &quot;_{\delta \hspace{1px} &quot; &amp; TEXT([.P16]; &quot;0.00&quot;) &amp; &quot;}$ &quot;; &quot;&quot;)" office:value-type="string" office:string-value=" $-0.58_{\delta \hspace{1px} -0.14}$ " calcext:value-type="string">
            <text:p><text:s/>$-0.58_{\delta \hspace{1px} -0.14}$ </text:p>
          </table:table-cell>
          <table:table-cell table:style-name="ce120" table:formula="of:=IF(AND([.Q16]&lt;&gt;&quot;&quot;; [.R16]&lt;&gt;&quot;&quot;); &quot; $&quot; &amp; TEXT([.Q16]; &quot;0.00&quot;) &amp; &quot;_{\delta \hspace{1px} &quot; &amp; TEXT([.R16]; &quot;0.00&quot;) &amp; &quot;}$ &quot;; &quot;&quot;)" office:value-type="string" office:string-value=" $-0.08_{\delta \hspace{1px} -0.66}$ " calcext:value-type="string">
            <text:p><text:s/>$-0.08_{\delta \hspace{1px} -0.66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7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67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70"/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67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100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Fullpate</text:p>
          </table:table-cell>
          <table:table-cell table:style-name="ce19" office:value-type="float" office:value="92.2664421317605" calcext:value-type="float">
            <text:p>92.27</text:p>
          </table:table-cell>
          <table:table-cell table:style-name="ce34" office:value-type="float" office:value="1.58727167277441" calcext:value-type="float">
            <text:p>1.59</text:p>
          </table:table-cell>
          <table:table-cell table:style-name="ce19" office:value-type="float" office:value="95.9947671348641" calcext:value-type="float">
            <text:p>95.99</text:p>
          </table:table-cell>
          <table:table-cell table:style-name="ce34" office:value-type="float" office:value="1.55916632450493" calcext:value-type="float">
            <text:p>1.56</text:p>
          </table:table-cell>
          <table:table-cell table:style-name="ce29" office:value-type="float" office:value="88.8345268873119" calcext:value-type="float">
            <text:p>88.83</text:p>
          </table:table-cell>
          <table:table-cell table:style-name="ce29" office:value-type="float" office:value="2.02801192405576" calcext:value-type="float">
            <text:p>2.03</text:p>
          </table:table-cell>
          <table:table-cell table:style-name="ce19" office:value-type="float" office:value="91.87033950134" calcext:value-type="float">
            <text:p>91.87</text:p>
          </table:table-cell>
          <table:table-cell table:style-name="ce34" office:value-type="float" office:value="1.68066118279423" calcext:value-type="float">
            <text:p>1.68</text:p>
          </table:table-cell>
          <table:table-cell table:style-name="ce56"/>
          <table:table-cell table:style-name="ce19" office:value-type="float" office:value="94.9668033878554" calcext:value-type="float">
            <text:p>94.97</text:p>
          </table:table-cell>
          <table:table-cell table:style-name="ce34" office:value-type="float" office:value="1.22000900863939" calcext:value-type="float">
            <text:p>1.22</text:p>
          </table:table-cell>
          <table:table-cell table:style-name="ce19" office:value-type="float" office:value="98.8013600862272" calcext:value-type="float">
            <text:p>98.80</text:p>
          </table:table-cell>
          <table:table-cell table:style-name="ce34" office:value-type="float" office:value="0.874997370191958" calcext:value-type="float">
            <text:p>0.87</text:p>
          </table:table-cell>
          <table:table-cell table:style-name="ce19" office:value-type="float" office:value="91.4368524761348" calcext:value-type="float">
            <text:p>91.44</text:p>
          </table:table-cell>
          <table:table-cell table:style-name="ce34" office:value-type="float" office:value="1.91332271815266" calcext:value-type="float">
            <text:p>1.91</text:p>
          </table:table-cell>
          <table:table-cell table:style-name="ce29" office:value-type="float" office:value="88.6956380055363" calcext:value-type="float">
            <text:p>88.70</text:p>
          </table:table-cell>
          <table:table-cell table:style-name="ce34" office:value-type="float" office:value="1.41674890286489" calcext:value-type="float">
            <text:p>1.42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large: Fullpate" calcext:value-type="string">
            <text:p>larg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2.27_{\pm 1.59}$ " calcext:value-type="string">
            <text:p><text:s/>$92.27_{\pm 1.59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99_{\pm 1.56}$ " calcext:value-type="string">
            <text:p><text:s/>$95.99_{\pm 1.56}$ </text:p>
          </table:table-cell>
          <table:table-cell table:style-name="ce67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8.83_{\pm 2.03}$ " calcext:value-type="string">
            <text:p><text:s/>$88.83_{\pm 2.03}$ </text:p>
          </table:table-cell>
          <table:table-cell table:style-name="ce67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91.87_{\pm 1.68}$ " calcext:value-type="string">
            <text:p><text:s/>$91.87_{\pm 1.68}$ </text:p>
          </table:table-cell>
          <table:table-cell table:style-name="ce70"/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4.97_{\pm 1.22}$ " calcext:value-type="string">
            <text:p><text:s/>$94.97_{\pm 1.22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80_{\pm 0.87}$ " calcext:value-type="string">
            <text:p><text:s/>$98.80_{\pm 0.87}$ </text:p>
          </table:table-cell>
          <table:table-cell table:style-name="ce67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1.44_{\pm 1.91}$ " calcext:value-type="string">
            <text:p><text:s/>$91.44_{\pm 1.91}$ </text:p>
          </table:table-cell>
          <table:table-cell table:style-name="ce10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8.70_{\pm 1.42}$ " calcext:value-type="string">
            <text:p><text:s/>$88.70_{\pm 1.42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Fullpate</text:p>
          </table:table-cell>
          <table:table-cell table:style-name="ce19" office:value-type="float" office:value="92.0386951252141" calcext:value-type="float">
            <text:p>92.04</text:p>
          </table:table-cell>
          <table:table-cell table:style-name="ce25" office:value-type="float" office:value="1.52257824978227" calcext:value-type="float">
            <text:p>1.52</text:p>
          </table:table-cell>
          <table:table-cell table:style-name="ce19" office:value-type="float" office:value="95.8521553836302" calcext:value-type="float">
            <text:p>95.85</text:p>
          </table:table-cell>
          <table:table-cell table:style-name="ce25" office:value-type="float" office:value="1.86198229209851" calcext:value-type="float">
            <text:p>1.86</text:p>
          </table:table-cell>
          <table:table-cell table:style-name="ce19" office:value-type="float" office:value="88.5535432834041" calcext:value-type="float">
            <text:p>88.55</text:p>
          </table:table-cell>
          <table:table-cell table:style-name="ce25" office:value-type="float" office:value="2.15111906441533" calcext:value-type="float">
            <text:p>2.15</text:p>
          </table:table-cell>
          <table:table-cell table:style-name="ce19" office:value-type="float" office:value="91.6425426596983" calcext:value-type="float">
            <text:p>91.64</text:p>
          </table:table-cell>
          <table:table-cell table:style-name="ce34" office:value-type="float" office:value="1.65658679790429" calcext:value-type="float">
            <text:p>1.66</text:p>
          </table:table-cell>
          <table:table-cell table:style-name="ce34"/>
          <table:table-cell table:style-name="ce25" office:value-type="float" office:value="94.6054252215471" calcext:value-type="float">
            <text:p>94.61</text:p>
          </table:table-cell>
          <table:table-cell table:style-name="ce34" office:value-type="float" office:value="1.32065519053459" calcext:value-type="float">
            <text:p>1.32</text:p>
          </table:table-cell>
          <table:table-cell table:style-name="ce25" office:value-type="float" office:value="98.5164722776652" calcext:value-type="float">
            <text:p>98.52</text:p>
          </table:table-cell>
          <table:table-cell table:style-name="ce34" office:value-type="float" office:value="1.09284932905392" calcext:value-type="float">
            <text:p>1.09</text:p>
          </table:table-cell>
          <table:table-cell table:style-name="ce25" office:value-type="float" office:value="91.0302508159129" calcext:value-type="float">
            <text:p>91.03</text:p>
          </table:table-cell>
          <table:table-cell table:style-name="ce34" office:value-type="float" office:value="2.33856618670689" calcext:value-type="float">
            <text:p>2.34</text:p>
          </table:table-cell>
          <table:table-cell table:style-name="ce19" office:value-type="float" office:value="88.5424428989233" calcext:value-type="float">
            <text:p>88.54</text:p>
          </table:table-cell>
          <table:table-cell table:style-name="ce34" office:value-type="float" office:value="1.35225280807147" calcext:value-type="float">
            <text:p>1.35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base: Fullpate" calcext:value-type="string">
            <text:p>base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2.04_{\pm 1.52}$ " calcext:value-type="string">
            <text:p><text:s/>$92.04_{\pm 1.52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5.85_{\pm 1.86}$ " calcext:value-type="string">
            <text:p><text:s/>$95.85_{\pm 1.86}$ </text:p>
          </table:table-cell>
          <table:table-cell table:style-name="ce67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8.55_{\pm 2.15}$ " calcext:value-type="string">
            <text:p><text:s/>$88.55_{\pm 2.15}$ </text:p>
          </table:table-cell>
          <table:table-cell table:style-name="ce67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91.64_{\pm 1.66}$ " calcext:value-type="string">
            <text:p><text:s/>$91.64_{\pm 1.66}$ </text:p>
          </table:table-cell>
          <table:table-cell table:style-name="ce70"/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4.61_{\pm 1.32}$ " calcext:value-type="string">
            <text:p><text:s/>$94.61_{\pm 1.32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8.52_{\pm 1.09}$ " calcext:value-type="string">
            <text:p><text:s/>$98.52_{\pm 1.09}$ </text:p>
          </table:table-cell>
          <table:table-cell table:style-name="ce67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1.03_{\pm 2.34}$ " calcext:value-type="string">
            <text:p><text:s/>$91.03_{\pm 2.34}$ </text:p>
          </table:table-cell>
          <table:table-cell table:style-name="ce10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88.54_{\pm 1.35}$ " calcext:value-type="string">
            <text:p><text:s/>$88.54_{\pm 1.35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227747006546394" calcext:value-type="float">
            <text:p>0.23</text:p>
          </table:table-cell>
          <table:table-cell table:style-name="ce26" table:formula="of:=IF(OR(ISBLANK([.C18]); ISBLANK([.C19])); &quot;&quot;; ([.C18] - [.C19]))" office:value-type="float" office:value="0.0646934229921401" calcext:value-type="float">
            <text:p>0.06</text:p>
          </table:table-cell>
          <table:table-cell table:style-name="ce20" table:formula="of:=IF(OR(ISBLANK([.D18]); ISBLANK([.D19])); &quot;&quot;; ([.D18] - [.D19]))" office:value-type="float" office:value="0.1426117512339" calcext:value-type="float">
            <text:p>0.14</text:p>
          </table:table-cell>
          <table:table-cell table:style-name="ce26" table:formula="of:=IF(OR(ISBLANK([.E18]); ISBLANK([.E19])); &quot;&quot;; ([.E18] - [.E19]))" office:value-type="float" office:value="-0.30281596759358" calcext:value-type="float">
            <text:p>-0.30</text:p>
          </table:table-cell>
          <table:table-cell table:style-name="ce20" table:formula="of:=IF(OR(ISBLANK([.F18]); ISBLANK([.F19])); &quot;&quot;; ([.F18] - [.F19]))" office:value-type="float" office:value="0.280983603907799" calcext:value-type="float">
            <text:p>0.28</text:p>
          </table:table-cell>
          <table:table-cell table:style-name="ce26" table:formula="of:=IF(OR(ISBLANK([.G18]); ISBLANK([.G19])); &quot;&quot;; ([.G18] - [.G19]))" office:value-type="float" office:value="-0.12310714035957" calcext:value-type="float">
            <text:p>-0.12</text:p>
          </table:table-cell>
          <table:table-cell table:style-name="ce20" table:formula="of:=IF(OR(ISBLANK([.H18]); ISBLANK([.H19])); &quot;&quot;; ([.H18] - [.H19]))" office:value-type="float" office:value="0.227796841641705" calcext:value-type="float">
            <text:p>0.23</text:p>
          </table:table-cell>
          <table:table-cell table:style-name="ce26" table:formula="of:=IF(OR(ISBLANK([.I18]); ISBLANK([.I19])); &quot;&quot;; ([.I18] - [.I19]))" office:value-type="float" office:value="0.0240743848899398" calcext:value-type="float">
            <text:p>0.02</text:p>
          </table:table-cell>
          <table:table-cell table:style-name="ce42"/>
          <table:table-cell table:style-name="ce20" table:formula="of:=IF(OR(ISBLANK([.K18]); ISBLANK([.K19])); &quot;&quot;; ([.K18] - [.K19]))" office:value-type="float" office:value="0.361378166308313" calcext:value-type="float">
            <text:p>0.36</text:p>
          </table:table-cell>
          <table:table-cell table:style-name="ce26" table:formula="of:=IF(OR(ISBLANK([.L18]); ISBLANK([.L19])); &quot;&quot;; ([.L18] - [.L19]))" office:value-type="float" office:value="-0.1006461818952" calcext:value-type="float">
            <text:p>-0.10</text:p>
          </table:table-cell>
          <table:table-cell table:style-name="ce20" table:formula="of:=IF(OR(ISBLANK([.M18]); ISBLANK([.M19])); &quot;&quot;; ([.M18] - [.M19]))" office:value-type="float" office:value="0.284887808562004" calcext:value-type="float">
            <text:p>0.28</text:p>
          </table:table-cell>
          <table:table-cell table:style-name="ce26" table:formula="of:=IF(OR(ISBLANK([.N18]); ISBLANK([.N19])); &quot;&quot;; ([.N18] - [.N19]))" office:value-type="float" office:value="-0.217851958861962" calcext:value-type="float">
            <text:p>-0.22</text:p>
          </table:table-cell>
          <table:table-cell table:style-name="ce20" table:formula="of:=IF(OR(ISBLANK([.O18]); ISBLANK([.O19])); &quot;&quot;; ([.O18] - [.O19]))" office:value-type="float" office:value="0.406601660221909" calcext:value-type="float">
            <text:p>0.41</text:p>
          </table:table-cell>
          <table:table-cell table:style-name="ce26" table:formula="of:=IF(OR(ISBLANK([.P18]); ISBLANK([.P19])); &quot;&quot;; ([.P18] - [.P19]))" office:value-type="float" office:value="-0.42524346855423" calcext:value-type="float">
            <text:p>-0.43</text:p>
          </table:table-cell>
          <table:table-cell table:style-name="ce20" table:formula="of:=IF(OR(ISBLANK([.Q18]); ISBLANK([.Q19])); &quot;&quot;; ([.Q18] - [.Q19]))" office:value-type="float" office:value="0.153195106612998" calcext:value-type="float">
            <text:p>0.15</text:p>
          </table:table-cell>
          <table:table-cell table:style-name="ce26" table:formula="of:=IF(OR(ISBLANK([.R18]); ISBLANK([.R19])); &quot;&quot;; ([.R18] - [.R19]))" office:value-type="float" office:value="0.0644960947934201" calcext:value-type="float">
            <text:p>0.06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23_{\delta \hspace{1px} 0.06}$ " calcext:value-type="string">
            <text:p><text:s/>$0.23_{\delta \hspace{1px} 0.06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14_{\delta \hspace{1px} -0.30}$ " calcext:value-type="string">
            <text:p><text:s/>$0.14_{\delta \hspace{1px} -0.30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28_{\delta \hspace{1px} -0.12}$ " calcext:value-type="string">
            <text:p><text:s/>$0.28_{\delta \hspace{1px} -0.12}$ </text:p>
          </table:table-cell>
          <table:table-cell table:style-name="ce61" table:formula="of:=IF(AND([.H20]&lt;&gt;&quot;&quot;; [.I20]&lt;&gt;&quot;&quot;); &quot; $&quot; &amp; TEXT([.H20]; &quot;0.00&quot;) &amp; &quot;_{\delta \hspace{1px} &quot; &amp; TEXT([.I20]; &quot;0.00&quot;) &amp; &quot;}$ &quot;; &quot;&quot;)" office:value-type="string" office:string-value=" $0.23_{\delta \hspace{1px} 0.02}$ " calcext:value-type="string">
            <text:p><text:s/>$0.23_{\delta \hspace{1px} 0.02}$ </text:p>
          </table:table-cell>
          <table:table-cell table:style-name="ce76"/>
          <table:table-cell table:style-name="ce66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36_{\delta \hspace{1px} -0.10}$ " calcext:value-type="string">
            <text:p><text:s/>$0.36_{\delta \hspace{1px} -0.10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0.28_{\delta \hspace{1px} -0.22}$ " calcext:value-type="string">
            <text:p><text:s/>$0.28_{\delta \hspace{1px} -0.22}$ </text:p>
          </table:table-cell>
          <table:table-cell table:style-name="ce66" table:formula="of:=IF(AND([.O20]&lt;&gt;&quot;&quot;; [.P20]&lt;&gt;&quot;&quot;); &quot; $&quot; &amp; TEXT([.O20]; &quot;0.00&quot;) &amp; &quot;_{\delta \hspace{1px} &quot; &amp; TEXT([.P20]; &quot;0.00&quot;) &amp; &quot;}$ &quot;; &quot;&quot;)" office:value-type="string" office:string-value=" $0.41_{\delta \hspace{1px} -0.43}$ " calcext:value-type="string">
            <text:p><text:s/>$0.41_{\delta \hspace{1px} -0.43}$ </text:p>
          </table:table-cell>
          <table:table-cell table:style-name="ce120" table:formula="of:=IF(AND([.Q20]&lt;&gt;&quot;&quot;; [.R20]&lt;&gt;&quot;&quot;); &quot; $&quot; &amp; TEXT([.Q20]; &quot;0.00&quot;) &amp; &quot;_{\delta \hspace{1px} &quot; &amp; TEXT([.R20]; &quot;0.00&quot;) &amp; &quot;}$ &quot;; &quot;&quot;)" office:value-type="string" office:string-value=" $0.15_{\delta \hspace{1px} 0.06}$ " calcext:value-type="string">
            <text:p><text:s/>$0.15_{\delta \hspace{1px} 0.06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7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67" table:formula="of:=IF(AND([.H21]&lt;&gt;&quot;&quot;; [.I21]&lt;&gt;&quot;&quot;); &quot; $&quot; &amp; TEXT([.H21]; &quot;0.00&quot;) &amp; &quot;_{\pm &quot; &amp; TEXT([.I21]; &quot;0.00&quot;) &amp; &quot;}$ &quot;; &quot;&quot;)">
            <text:p/>
          </table:table-cell>
          <table:table-cell table:style-name="ce70"/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67" table:formula="of:=IF(AND([.O21]&lt;&gt;&quot;&quot;; [.P21]&lt;&gt;&quot;&quot;); &quot; $&quot; &amp; TEXT([.O21]; &quot;0.00&quot;) &amp; &quot;_{\pm &quot; &amp; TEXT([.P21]; &quot;0.00&quot;) &amp; &quot;}$ &quot;; &quot;&quot;)">
            <text:p/>
          </table:table-cell>
          <table:table-cell table:style-name="ce100" table:formula="of:=IF(AND([.Q21]&lt;&gt;&quot;&quot;; [.R21]&lt;&gt;&quot;&quot;); &quot; $&quot; &amp; TEXT([.Q21]; &quot;0.00&quot;) &amp; &quot;_{\pm &quot; &amp; TEXT([.R21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Pate</text:p>
          </table:table-cell>
          <table:table-cell table:style-name="ce19" office:value-type="float" office:value="95.4628504400749" calcext:value-type="float">
            <text:p>95.46</text:p>
          </table:table-cell>
          <table:table-cell table:style-name="ce34" office:value-type="float" office:value="2.88966329589887" calcext:value-type="float">
            <text:p>2.89</text:p>
          </table:table-cell>
          <table:table-cell table:style-name="ce19" office:value-type="float" office:value="96.5153020485576" calcext:value-type="float">
            <text:p>96.52</text:p>
          </table:table-cell>
          <table:table-cell table:style-name="ce34" office:value-type="float" office:value="3.67678732796647" calcext:value-type="float">
            <text:p>3.68</text:p>
          </table:table-cell>
          <table:table-cell table:style-name="ce29" office:value-type="float" office:value="94.4759282641034" calcext:value-type="float">
            <text:p>94.48</text:p>
          </table:table-cell>
          <table:table-cell table:style-name="ce25" office:value-type="float" office:value="2.69979032119875" calcext:value-type="float">
            <text:p>2.70</text:p>
          </table:table-cell>
          <table:table-cell table:style-name="ce19" office:value-type="float" office:value="95.4628504400749" calcext:value-type="float">
            <text:p>95.46</text:p>
          </table:table-cell>
          <table:table-cell table:style-name="ce34" office:value-type="float" office:value="2.88966329589887" calcext:value-type="float">
            <text:p>2.89</text:p>
          </table:table-cell>
          <table:table-cell table:style-name="ce56"/>
          <table:table-cell table:style-name="ce19" office:value-type="float" office:value="97.9109966091513" calcext:value-type="float">
            <text:p>97.91</text:p>
          </table:table-cell>
          <table:table-cell table:style-name="ce34" office:value-type="float" office:value="0.794127570092341" calcext:value-type="float">
            <text:p>0.79</text:p>
          </table:table-cell>
          <table:table-cell table:style-name="ce19" office:value-type="float" office:value="98.9675233374873" calcext:value-type="float">
            <text:p>98.97</text:p>
          </table:table-cell>
          <table:table-cell table:style-name="ce34" office:value-type="float" office:value="1.22417600479161" calcext:value-type="float">
            <text:p>1.22</text:p>
          </table:table-cell>
          <table:table-cell table:style-name="ce19" office:value-type="float" office:value="96.9216015427887" calcext:value-type="float">
            <text:p>96.92</text:p>
          </table:table-cell>
          <table:table-cell table:style-name="ce34" office:value-type="float" office:value="2.03222011627707" calcext:value-type="float">
            <text:p>2.03</text:p>
          </table:table-cell>
          <table:table-cell table:style-name="ce29" office:value-type="float" office:value="86.0236933881537" calcext:value-type="float">
            <text:p>86.02</text:p>
          </table:table-cell>
          <table:table-cell table:style-name="ce34" office:value-type="float" office:value="2.34041300457416" calcext:value-type="float">
            <text:p>2.34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large: Pate" calcext:value-type="string">
            <text:p>larg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5.46_{\pm 2.89}$ " calcext:value-type="string">
            <text:p><text:s/>$95.46_{\pm 2.89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6.52_{\pm 3.68}$ " calcext:value-type="string">
            <text:p><text:s/>$96.52_{\pm 3.68}$ </text:p>
          </table:table-cell>
          <table:table-cell table:style-name="ce67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4.48_{\pm 2.70}$ " calcext:value-type="string">
            <text:p><text:s/>$94.48_{\pm 2.70}$ </text:p>
          </table:table-cell>
          <table:table-cell table:style-name="ce67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95.46_{\pm 2.89}$ " calcext:value-type="string">
            <text:p><text:s/>$95.46_{\pm 2.89}$ </text:p>
          </table:table-cell>
          <table:table-cell table:style-name="ce70"/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7.91_{\pm 0.79}$ " calcext:value-type="string">
            <text:p><text:s/>$97.91_{\pm 0.79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8.97_{\pm 1.22}$ " calcext:value-type="string">
            <text:p><text:s/>$98.97_{\pm 1.22}$ </text:p>
          </table:table-cell>
          <table:table-cell table:style-name="ce67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96.92_{\pm 2.03}$ " calcext:value-type="string">
            <text:p><text:s/>$96.92_{\pm 2.03}$ </text:p>
          </table:table-cell>
          <table:table-cell table:style-name="ce10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86.02_{\pm 2.34}$ " calcext:value-type="string">
            <text:p><text:s/>$86.02_{\pm 2.34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Pate</text:p>
          </table:table-cell>
          <table:table-cell table:style-name="ce19" office:value-type="float" office:value="93.4237103515583" calcext:value-type="float">
            <text:p>93.42</text:p>
          </table:table-cell>
          <table:table-cell table:style-name="ce25" office:value-type="float" office:value="2.8493230228308" calcext:value-type="float">
            <text:p>2.85</text:p>
          </table:table-cell>
          <table:table-cell table:style-name="ce19" office:value-type="float" office:value="94.801086364165" calcext:value-type="float">
            <text:p>94.80</text:p>
          </table:table-cell>
          <table:table-cell table:style-name="ce25" office:value-type="float" office:value="3.36152877440001" calcext:value-type="float">
            <text:p>3.36</text:p>
          </table:table-cell>
          <table:table-cell table:style-name="ce19" office:value-type="float" office:value="92.1047040646499" calcext:value-type="float">
            <text:p>92.10</text:p>
          </table:table-cell>
          <table:table-cell table:style-name="ce25" office:value-type="float" office:value="2.62624444657537" calcext:value-type="float">
            <text:p>2.63</text:p>
          </table:table-cell>
          <table:table-cell table:style-name="ce19" office:value-type="float" office:value="93.0139524185343" calcext:value-type="float">
            <text:p>93.01</text:p>
          </table:table-cell>
          <table:table-cell table:style-name="ce34" office:value-type="float" office:value="3.11197372597503" calcext:value-type="float">
            <text:p>3.11</text:p>
          </table:table-cell>
          <table:table-cell table:style-name="ce34"/>
          <table:table-cell table:style-name="ce25" office:value-type="float" office:value="96.7071979238201" calcext:value-type="float">
            <text:p>96.71</text:p>
          </table:table-cell>
          <table:table-cell table:style-name="ce34" office:value-type="float" office:value="1.218255279091" calcext:value-type="float">
            <text:p>1.22</text:p>
          </table:table-cell>
          <table:table-cell table:style-name="ce25" office:value-type="float" office:value="98.1180865920327" calcext:value-type="float">
            <text:p>98.12</text:p>
          </table:table-cell>
          <table:table-cell table:style-name="ce34" office:value-type="float" office:value="1.36500163755987" calcext:value-type="float">
            <text:p>1.37</text:p>
          </table:table-cell>
          <table:table-cell table:style-name="ce25" office:value-type="float" office:value="95.3560755786839" calcext:value-type="float">
            <text:p>95.36</text:p>
          </table:table-cell>
          <table:table-cell table:style-name="ce34" office:value-type="float" office:value="1.73953384989682" calcext:value-type="float">
            <text:p>1.74</text:p>
          </table:table-cell>
          <table:table-cell table:style-name="ce19" office:value-type="float" office:value="84.634957193185" calcext:value-type="float">
            <text:p>84.63</text:p>
          </table:table-cell>
          <table:table-cell table:style-name="ce34" office:value-type="float" office:value="3.32901025423164" calcext:value-type="float">
            <text:p>3.33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base: Pate" calcext:value-type="string">
            <text:p>base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3.42_{\pm 2.85}$ " calcext:value-type="string">
            <text:p><text:s/>$93.42_{\pm 2.85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4.80_{\pm 3.36}$ " calcext:value-type="string">
            <text:p><text:s/>$94.80_{\pm 3.36}$ </text:p>
          </table:table-cell>
          <table:table-cell table:style-name="ce67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2.10_{\pm 2.63}$ " calcext:value-type="string">
            <text:p><text:s/>$92.10_{\pm 2.63}$ </text:p>
          </table:table-cell>
          <table:table-cell table:style-name="ce67" table:formula="of:=IF(AND([.H23]&lt;&gt;&quot;&quot;; [.I23]&lt;&gt;&quot;&quot;); &quot; $&quot; &amp; TEXT([.H23]; &quot;0.00&quot;) &amp; &quot;_{\pm &quot; &amp; TEXT([.I23]; &quot;0.00&quot;) &amp; &quot;}$ &quot;; &quot;&quot;)" office:value-type="string" office:string-value=" $93.01_{\pm 3.11}$ " calcext:value-type="string">
            <text:p><text:s/>$93.01_{\pm 3.11}$ </text:p>
          </table:table-cell>
          <table:table-cell table:style-name="ce70"/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6.71_{\pm 1.22}$ " calcext:value-type="string">
            <text:p><text:s/>$96.71_{\pm 1.22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8.12_{\pm 1.37}$ " calcext:value-type="string">
            <text:p><text:s/>$98.12_{\pm 1.37}$ </text:p>
          </table:table-cell>
          <table:table-cell table:style-name="ce67" table:formula="of:=IF(AND([.O23]&lt;&gt;&quot;&quot;; [.P23]&lt;&gt;&quot;&quot;); &quot; $&quot; &amp; TEXT([.O23]; &quot;0.00&quot;) &amp; &quot;_{\pm &quot; &amp; TEXT([.P23]; &quot;0.00&quot;) &amp; &quot;}$ &quot;; &quot;&quot;)" office:value-type="string" office:string-value=" $95.36_{\pm 1.74}$ " calcext:value-type="string">
            <text:p><text:s/>$95.36_{\pm 1.74}$ </text:p>
          </table:table-cell>
          <table:table-cell table:style-name="ce100" table:formula="of:=IF(AND([.Q23]&lt;&gt;&quot;&quot;; [.R23]&lt;&gt;&quot;&quot;); &quot; $&quot; &amp; TEXT([.Q23]; &quot;0.00&quot;) &amp; &quot;_{\pm &quot; &amp; TEXT([.R23]; &quot;0.00&quot;) &amp; &quot;}$ &quot;; &quot;&quot;)" office:value-type="string" office:string-value=" $84.63_{\pm 3.33}$ " calcext:value-type="string">
            <text:p><text:s/>$84.63_{\pm 3.33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2.0391400885166" calcext:value-type="float">
            <text:p>2.04</text:p>
          </table:table-cell>
          <table:table-cell table:style-name="ce26" table:formula="of:=IF(OR(ISBLANK([.C22]); ISBLANK([.C23])); &quot;&quot;; ([.C22] - [.C23]))" office:value-type="float" office:value="0.04034027306807" calcext:value-type="float">
            <text:p>0.04</text:p>
          </table:table-cell>
          <table:table-cell table:style-name="ce20" table:formula="of:=IF(OR(ISBLANK([.D22]); ISBLANK([.D23])); &quot;&quot;; ([.D22] - [.D23]))" office:value-type="float" office:value="1.7142156843926" calcext:value-type="float">
            <text:p>1.71</text:p>
          </table:table-cell>
          <table:table-cell table:style-name="ce26" table:formula="of:=IF(OR(ISBLANK([.E22]); ISBLANK([.E23])); &quot;&quot;; ([.E22] - [.E23]))" office:value-type="float" office:value="0.31525855356646" calcext:value-type="float">
            <text:p>0.32</text:p>
          </table:table-cell>
          <table:table-cell table:style-name="ce20" table:formula="of:=IF(OR(ISBLANK([.F22]); ISBLANK([.F23])); &quot;&quot;; ([.F22] - [.F23]))" office:value-type="float" office:value="2.37122419945351" calcext:value-type="float">
            <text:p>2.37</text:p>
          </table:table-cell>
          <table:table-cell table:style-name="ce26" table:formula="of:=IF(OR(ISBLANK([.G22]); ISBLANK([.G23])); &quot;&quot;; ([.G22] - [.G23]))" office:value-type="float" office:value="0.0735458746233801" calcext:value-type="float">
            <text:p>0.07</text:p>
          </table:table-cell>
          <table:table-cell table:style-name="ce20" table:formula="of:=IF(OR(ISBLANK([.H22]); ISBLANK([.H23])); &quot;&quot;; ([.H22] - [.H23]))" office:value-type="float" office:value="2.4488980215406" calcext:value-type="float">
            <text:p>2.45</text:p>
          </table:table-cell>
          <table:table-cell table:style-name="ce26" table:formula="of:=IF(OR(ISBLANK([.I22]); ISBLANK([.I23])); &quot;&quot;; ([.I22] - [.I23]))" office:value-type="float" office:value="-0.22231043007616" calcext:value-type="float">
            <text:p>-0.22</text:p>
          </table:table-cell>
          <table:table-cell table:style-name="ce42"/>
          <table:table-cell table:style-name="ce20" table:formula="of:=IF(OR(ISBLANK([.K22]); ISBLANK([.K23])); &quot;&quot;; ([.K22] - [.K23]))" office:value-type="float" office:value="1.20379868533119" calcext:value-type="float">
            <text:p>1.20</text:p>
          </table:table-cell>
          <table:table-cell table:style-name="ce26" table:formula="of:=IF(OR(ISBLANK([.L22]); ISBLANK([.L23])); &quot;&quot;; ([.L22] - [.L23]))" office:value-type="float" office:value="-0.424127708998659" calcext:value-type="float">
            <text:p>-0.42</text:p>
          </table:table-cell>
          <table:table-cell table:style-name="ce20" table:formula="of:=IF(OR(ISBLANK([.M22]); ISBLANK([.M23])); &quot;&quot;; ([.M22] - [.M23]))" office:value-type="float" office:value="0.849436745454597" calcext:value-type="float">
            <text:p>0.85</text:p>
          </table:table-cell>
          <table:table-cell table:style-name="ce26" table:formula="of:=IF(OR(ISBLANK([.N22]); ISBLANK([.N23])); &quot;&quot;; ([.N22] - [.N23]))" office:value-type="float" office:value="-0.14082563276826" calcext:value-type="float">
            <text:p>-0.14</text:p>
          </table:table-cell>
          <table:table-cell table:style-name="ce20" table:formula="of:=IF(OR(ISBLANK([.O22]); ISBLANK([.O23])); &quot;&quot;; ([.O22] - [.O23]))" office:value-type="float" office:value="1.56552596410479" calcext:value-type="float">
            <text:p>1.57</text:p>
          </table:table-cell>
          <table:table-cell table:style-name="ce26" table:formula="of:=IF(OR(ISBLANK([.P22]); ISBLANK([.P23])); &quot;&quot;; ([.P22] - [.P23]))" office:value-type="float" office:value="0.29268626638025" calcext:value-type="float">
            <text:p>0.29</text:p>
          </table:table-cell>
          <table:table-cell table:style-name="ce20" table:formula="of:=IF(OR(ISBLANK([.Q22]); ISBLANK([.Q23])); &quot;&quot;; ([.Q22] - [.Q23]))" office:value-type="float" office:value="1.3887361949687" calcext:value-type="float">
            <text:p>1.39</text:p>
          </table:table-cell>
          <table:table-cell table:style-name="ce26" table:formula="of:=IF(OR(ISBLANK([.R22]); ISBLANK([.R23])); &quot;&quot;; ([.R22] - [.R23]))" office:value-type="float" office:value="-0.98859724965748" calcext:value-type="float">
            <text:p>-0.99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2.04_{\delta \hspace{1px} 0.04}$ " calcext:value-type="string">
            <text:p><text:s/>$2.04_{\delta \hspace{1px} 0.04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1.71_{\delta \hspace{1px} 0.32}$ " calcext:value-type="string">
            <text:p><text:s/>$1.71_{\delta \hspace{1px} 0.32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2.37_{\delta \hspace{1px} 0.07}$ " calcext:value-type="string">
            <text:p><text:s/>$2.37_{\delta \hspace{1px} 0.07}$ </text:p>
          </table:table-cell>
          <table:table-cell table:style-name="ce61" table:formula="of:=IF(AND([.H24]&lt;&gt;&quot;&quot;; [.I24]&lt;&gt;&quot;&quot;); &quot; $&quot; &amp; TEXT([.H24]; &quot;0.00&quot;) &amp; &quot;_{\delta \hspace{1px} &quot; &amp; TEXT([.I24]; &quot;0.00&quot;) &amp; &quot;}$ &quot;; &quot;&quot;)" office:value-type="string" office:string-value=" $2.45_{\delta \hspace{1px} -0.22}$ " calcext:value-type="string">
            <text:p><text:s/>$2.45_{\delta \hspace{1px} -0.22}$ </text:p>
          </table:table-cell>
          <table:table-cell table:style-name="ce76"/>
          <table:table-cell table:style-name="ce66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1.20_{\delta \hspace{1px} -0.42}$ " calcext:value-type="string">
            <text:p><text:s/>$1.20_{\delta \hspace{1px} -0.42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0.85_{\delta \hspace{1px} -0.14}$ " calcext:value-type="string">
            <text:p><text:s/>$0.85_{\delta \hspace{1px} -0.14}$ </text:p>
          </table:table-cell>
          <table:table-cell table:style-name="ce66" table:formula="of:=IF(AND([.O24]&lt;&gt;&quot;&quot;; [.P24]&lt;&gt;&quot;&quot;); &quot; $&quot; &amp; TEXT([.O24]; &quot;0.00&quot;) &amp; &quot;_{\delta \hspace{1px} &quot; &amp; TEXT([.P24]; &quot;0.00&quot;) &amp; &quot;}$ &quot;; &quot;&quot;)" office:value-type="string" office:string-value=" $1.57_{\delta \hspace{1px} 0.29}$ " calcext:value-type="string">
            <text:p><text:s/>$1.57_{\delta \hspace{1px} 0.29}$ </text:p>
          </table:table-cell>
          <table:table-cell table:style-name="ce120" table:formula="of:=IF(AND([.Q24]&lt;&gt;&quot;&quot;; [.R24]&lt;&gt;&quot;&quot;); &quot; $&quot; &amp; TEXT([.Q24]; &quot;0.00&quot;) &amp; &quot;_{\delta \hspace{1px} &quot; &amp; TEXT([.R24]; &quot;0.00&quot;) &amp; &quot;}$ &quot;; &quot;&quot;)" office:value-type="string" office:string-value=" $1.39_{\delta \hspace{1px} -0.99}$ " calcext:value-type="string">
            <text:p><text:s/>$1.39_{\delta \hspace{1px} -0.99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7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67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70"/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67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00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Snips</text:p>
          </table:table-cell>
          <table:table-cell table:style-name="ce19" office:value-type="float" office:value="91.2117106214868" calcext:value-type="float">
            <text:p>91.21</text:p>
          </table:table-cell>
          <table:table-cell table:style-name="ce34" office:value-type="float" office:value="2.90872941453779" calcext:value-type="float">
            <text:p>2.91</text:p>
          </table:table-cell>
          <table:table-cell table:style-name="ce19" office:value-type="float" office:value="97.4892056570411" calcext:value-type="float">
            <text:p>97.49</text:p>
          </table:table-cell>
          <table:table-cell table:style-name="ce34" office:value-type="float" office:value="1.73084725065338" calcext:value-type="float">
            <text:p>1.73</text:p>
          </table:table-cell>
          <table:table-cell table:style-name="ce29" office:value-type="float" office:value="85.767463273995" calcext:value-type="float">
            <text:p>85.77</text:p>
          </table:table-cell>
          <table:table-cell table:style-name="ce29" office:value-type="float" office:value="4.29158160732703" calcext:value-type="float">
            <text:p>4.29</text:p>
          </table:table-cell>
          <table:table-cell table:style-name="ce19" office:value-type="float" office:value="90.5387557874581" calcext:value-type="float">
            <text:p>90.54</text:p>
          </table:table-cell>
          <table:table-cell table:style-name="ce34" office:value-type="float" office:value="2.44185013073532" calcext:value-type="float">
            <text:p>2.44</text:p>
          </table:table-cell>
          <table:table-cell table:style-name="ce56"/>
          <table:table-cell table:style-name="ce19" office:value-type="float" office:value="92.8666009694319" calcext:value-type="float">
            <text:p>92.87</text:p>
          </table:table-cell>
          <table:table-cell table:style-name="ce34" office:value-type="float" office:value="2.37415493206367" calcext:value-type="float">
            <text:p>2.37</text:p>
          </table:table-cell>
          <table:table-cell table:style-name="ce19" office:value-type="float" office:value="99.262408489081" calcext:value-type="float">
            <text:p>99.26</text:p>
          </table:table-cell>
          <table:table-cell table:style-name="ce34" office:value-type="float" office:value="0.739826044447342" calcext:value-type="float">
            <text:p>0.74</text:p>
          </table:table-cell>
          <table:table-cell table:style-name="ce19" office:value-type="float" office:value="87.3196681462796" calcext:value-type="float">
            <text:p>87.32</text:p>
          </table:table-cell>
          <table:table-cell table:style-name="ce34" office:value-type="float" office:value="3.93022284748614" calcext:value-type="float">
            <text:p>3.93</text:p>
          </table:table-cell>
          <table:table-cell table:style-name="ce29" office:value-type="float" office:value="91.9319287217871" calcext:value-type="float">
            <text:p>91.93</text:p>
          </table:table-cell>
          <table:table-cell table:style-name="ce34" office:value-type="float" office:value="1.96012779813444" calcext:value-type="float">
            <text:p>1.96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large: Snips" calcext:value-type="string">
            <text:p>larg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1.21_{\pm 2.91}$ " calcext:value-type="string">
            <text:p><text:s/>$91.21_{\pm 2.91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7.49_{\pm 1.73}$ " calcext:value-type="string">
            <text:p><text:s/>$97.49_{\pm 1.73}$ </text:p>
          </table:table-cell>
          <table:table-cell table:style-name="ce67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85.77_{\pm 4.29}$ " calcext:value-type="string">
            <text:p><text:s/>$85.77_{\pm 4.29}$ </text:p>
          </table:table-cell>
          <table:table-cell table:style-name="ce67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0.54_{\pm 2.44}$ " calcext:value-type="string">
            <text:p><text:s/>$90.54_{\pm 2.44}$ </text:p>
          </table:table-cell>
          <table:table-cell table:style-name="ce70"/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2.87_{\pm 2.37}$ " calcext:value-type="string">
            <text:p><text:s/>$92.87_{\pm 2.37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9.26_{\pm 0.74}$ " calcext:value-type="string">
            <text:p><text:s/>$99.26_{\pm 0.74}$ </text:p>
          </table:table-cell>
          <table:table-cell table:style-name="ce67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87.32_{\pm 3.93}$ " calcext:value-type="string">
            <text:p><text:s/>$87.32_{\pm 3.93}$ </text:p>
          </table:table-cell>
          <table:table-cell table:style-name="ce10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1.93_{\pm 1.96}$ " calcext:value-type="string">
            <text:p><text:s/>$91.93_{\pm 1.96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Snips</text:p>
          </table:table-cell>
          <table:table-cell table:style-name="ce19" office:value-type="float" office:value="90.8887009587809" calcext:value-type="float">
            <text:p>90.89</text:p>
          </table:table-cell>
          <table:table-cell table:style-name="ce25" office:value-type="float" office:value="3.23208494731681" calcext:value-type="float">
            <text:p>3.23</text:p>
          </table:table-cell>
          <table:table-cell table:style-name="ce19" office:value-type="float" office:value="96.9273364057259" calcext:value-type="float">
            <text:p>96.93</text:p>
          </table:table-cell>
          <table:table-cell table:style-name="ce25" office:value-type="float" office:value="1.97574426312262" calcext:value-type="float">
            <text:p>1.98</text:p>
          </table:table-cell>
          <table:table-cell table:style-name="ce19" office:value-type="float" office:value="85.6402763430106" calcext:value-type="float">
            <text:p>85.64</text:p>
          </table:table-cell>
          <table:table-cell table:style-name="ce25" office:value-type="float" office:value="4.65674061473142" calcext:value-type="float">
            <text:p>4.66</text:p>
          </table:table-cell>
          <table:table-cell table:style-name="ce19" office:value-type="float" office:value="90.2166409793383" calcext:value-type="float">
            <text:p>90.22</text:p>
          </table:table-cell>
          <table:table-cell table:style-name="ce34" office:value-type="float" office:value="2.83727540224341" calcext:value-type="float">
            <text:p>2.84</text:p>
          </table:table-cell>
          <table:table-cell table:style-name="ce34"/>
          <table:table-cell table:style-name="ce25" office:value-type="float" office:value="92.6720782653596" calcext:value-type="float">
            <text:p>92.67</text:p>
          </table:table-cell>
          <table:table-cell table:style-name="ce34" office:value-type="float" office:value="2.52455623207428" calcext:value-type="float">
            <text:p>2.52</text:p>
          </table:table-cell>
          <table:table-cell table:style-name="ce25" office:value-type="float" office:value="98.8397673490335" calcext:value-type="float">
            <text:p>98.84</text:p>
          </table:table-cell>
          <table:table-cell table:style-name="ce34" office:value-type="float" office:value="1.07853882252624" calcext:value-type="float">
            <text:p>1.08</text:p>
          </table:table-cell>
          <table:table-cell table:style-name="ce25" office:value-type="float" office:value="87.3121334868462" calcext:value-type="float">
            <text:p>87.31</text:p>
          </table:table-cell>
          <table:table-cell table:style-name="ce34" office:value-type="float" office:value="4.11412343701029" calcext:value-type="float">
            <text:p>4.11</text:p>
          </table:table-cell>
          <table:table-cell table:style-name="ce19" office:value-type="float" office:value="91.7398831507819" calcext:value-type="float">
            <text:p>91.74</text:p>
          </table:table-cell>
          <table:table-cell table:style-name="ce34" office:value-type="float" office:value="2.08764410587841" calcext:value-type="float">
            <text:p>2.09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27]&lt;&gt;&quot;&quot;; [.A27]; &quot;&quot;)" office:value-type="string" office:string-value="base: Snips" calcext:value-type="string">
            <text:p>base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0.89_{\pm 3.23}$ " calcext:value-type="string">
            <text:p><text:s/>$90.89_{\pm 3.23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93_{\pm 1.98}$ " calcext:value-type="string">
            <text:p><text:s/>$96.93_{\pm 1.98}$ </text:p>
          </table:table-cell>
          <table:table-cell table:style-name="ce67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85.64_{\pm 4.66}$ " calcext:value-type="string">
            <text:p><text:s/>$85.64_{\pm 4.66}$ </text:p>
          </table:table-cell>
          <table:table-cell table:style-name="ce67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0.22_{\pm 2.84}$ " calcext:value-type="string">
            <text:p><text:s/>$90.22_{\pm 2.84}$ </text:p>
          </table:table-cell>
          <table:table-cell table:style-name="ce70"/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2.67_{\pm 2.52}$ " calcext:value-type="string">
            <text:p><text:s/>$92.67_{\pm 2.52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84_{\pm 1.08}$ " calcext:value-type="string">
            <text:p><text:s/>$98.84_{\pm 1.08}$ </text:p>
          </table:table-cell>
          <table:table-cell table:style-name="ce67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87.31_{\pm 4.11}$ " calcext:value-type="string">
            <text:p><text:s/>$87.31_{\pm 4.11}$ </text:p>
          </table:table-cell>
          <table:table-cell table:style-name="ce10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1.74_{\pm 2.09}$ " calcext:value-type="string">
            <text:p><text:s/>$91.74_{\pm 2.09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0.3230096627059" calcext:value-type="float">
            <text:p>0.32</text:p>
          </table:table-cell>
          <table:table-cell table:style-name="ce26" table:formula="of:=IF(OR(ISBLANK([.C26]); ISBLANK([.C27])); &quot;&quot;; ([.C26] - [.C27]))" office:value-type="float" office:value="-0.32335553277902" calcext:value-type="float">
            <text:p>-0.32</text:p>
          </table:table-cell>
          <table:table-cell table:style-name="ce20" table:formula="of:=IF(OR(ISBLANK([.D26]); ISBLANK([.D27])); &quot;&quot;; ([.D26] - [.D27]))" office:value-type="float" office:value="0.561869251315201" calcext:value-type="float">
            <text:p>0.56</text:p>
          </table:table-cell>
          <table:table-cell table:style-name="ce26" table:formula="of:=IF(OR(ISBLANK([.E26]); ISBLANK([.E27])); &quot;&quot;; ([.E26] - [.E27]))" office:value-type="float" office:value="-0.24489701246924" calcext:value-type="float">
            <text:p>-0.24</text:p>
          </table:table-cell>
          <table:table-cell table:style-name="ce20" table:formula="of:=IF(OR(ISBLANK([.F26]); ISBLANK([.F27])); &quot;&quot;; ([.F26] - [.F27]))" office:value-type="float" office:value="0.127186930984408" calcext:value-type="float">
            <text:p>0.13</text:p>
          </table:table-cell>
          <table:table-cell table:style-name="ce26" table:formula="of:=IF(OR(ISBLANK([.G26]); ISBLANK([.G27])); &quot;&quot;; ([.G26] - [.G27]))" office:value-type="float" office:value="-0.365159007404389" calcext:value-type="float">
            <text:p>-0.37</text:p>
          </table:table-cell>
          <table:table-cell table:style-name="ce20" table:formula="of:=IF(OR(ISBLANK([.H26]); ISBLANK([.H27])); &quot;&quot;; ([.H26] - [.H27]))" office:value-type="float" office:value="0.322114808119807" calcext:value-type="float">
            <text:p>0.32</text:p>
          </table:table-cell>
          <table:table-cell table:style-name="ce26" table:formula="of:=IF(OR(ISBLANK([.I26]); ISBLANK([.I27])); &quot;&quot;; ([.I26] - [.I27]))" office:value-type="float" office:value="-0.39542527150809" calcext:value-type="float">
            <text:p>-0.40</text:p>
          </table:table-cell>
          <table:table-cell table:style-name="ce42"/>
          <table:table-cell table:style-name="ce20" table:formula="of:=IF(OR(ISBLANK([.K26]); ISBLANK([.K27])); &quot;&quot;; ([.K26] - [.K27]))" office:value-type="float" office:value="0.194522704072298" calcext:value-type="float">
            <text:p>0.19</text:p>
          </table:table-cell>
          <table:table-cell table:style-name="ce26" table:formula="of:=IF(OR(ISBLANK([.L26]); ISBLANK([.L27])); &quot;&quot;; ([.L26] - [.L27]))" office:value-type="float" office:value="-0.15040130001061" calcext:value-type="float">
            <text:p>-0.15</text:p>
          </table:table-cell>
          <table:table-cell table:style-name="ce20" table:formula="of:=IF(OR(ISBLANK([.M26]); ISBLANK([.M27])); &quot;&quot;; ([.M26] - [.M27]))" office:value-type="float" office:value="0.422641140047503" calcext:value-type="float">
            <text:p>0.42</text:p>
          </table:table-cell>
          <table:table-cell table:style-name="ce26" table:formula="of:=IF(OR(ISBLANK([.N26]); ISBLANK([.N27])); &quot;&quot;; ([.N26] - [.N27]))" office:value-type="float" office:value="-0.338712778078898" calcext:value-type="float">
            <text:p>-0.34</text:p>
          </table:table-cell>
          <table:table-cell table:style-name="ce20" table:formula="of:=IF(OR(ISBLANK([.O26]); ISBLANK([.O27])); &quot;&quot;; ([.O26] - [.O27]))" office:value-type="float" office:value="0.00753465943340359" calcext:value-type="float">
            <text:p>0.01</text:p>
          </table:table-cell>
          <table:table-cell table:style-name="ce26" table:formula="of:=IF(OR(ISBLANK([.P26]); ISBLANK([.P27])); &quot;&quot;; ([.P26] - [.P27]))" office:value-type="float" office:value="-0.18390058952415" calcext:value-type="float">
            <text:p>-0.18</text:p>
          </table:table-cell>
          <table:table-cell table:style-name="ce20" table:formula="of:=IF(OR(ISBLANK([.Q26]); ISBLANK([.Q27])); &quot;&quot;; ([.Q26] - [.Q27]))" office:value-type="float" office:value="0.192045571005195" calcext:value-type="float">
            <text:p>0.19</text:p>
          </table:table-cell>
          <table:table-cell table:style-name="ce26" table:formula="of:=IF(OR(ISBLANK([.R26]); ISBLANK([.R27])); &quot;&quot;; ([.R26] - [.R27]))" office:value-type="float" office:value="-0.12751630774397" calcext:value-type="float">
            <text:p>-0.13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0.32_{\delta \hspace{1px} -0.32}$ " calcext:value-type="string">
            <text:p><text:s/>$0.32_{\delta \hspace{1px} -0.32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0.56_{\delta \hspace{1px} -0.24}$ " calcext:value-type="string">
            <text:p><text:s/>$0.56_{\delta \hspace{1px} -0.24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0.13_{\delta \hspace{1px} -0.37}$ " calcext:value-type="string">
            <text:p><text:s/>$0.13_{\delta \hspace{1px} -0.37}$ </text:p>
          </table:table-cell>
          <table:table-cell table:style-name="ce61" table:formula="of:=IF(AND([.H28]&lt;&gt;&quot;&quot;; [.I28]&lt;&gt;&quot;&quot;); &quot; $&quot; &amp; TEXT([.H28]; &quot;0.00&quot;) &amp; &quot;_{\delta \hspace{1px} &quot; &amp; TEXT([.I28]; &quot;0.00&quot;) &amp; &quot;}$ &quot;; &quot;&quot;)" office:value-type="string" office:string-value=" $0.32_{\delta \hspace{1px} -0.40}$ " calcext:value-type="string">
            <text:p><text:s/>$0.32_{\delta \hspace{1px} -0.40}$ </text:p>
          </table:table-cell>
          <table:table-cell table:style-name="ce76"/>
          <table:table-cell table:style-name="ce66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19_{\delta \hspace{1px} -0.15}$ " calcext:value-type="string">
            <text:p><text:s/>$0.19_{\delta \hspace{1px} -0.15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0.42_{\delta \hspace{1px} -0.34}$ " calcext:value-type="string">
            <text:p><text:s/>$0.42_{\delta \hspace{1px} -0.34}$ </text:p>
          </table:table-cell>
          <table:table-cell table:style-name="ce66" table:formula="of:=IF(AND([.O28]&lt;&gt;&quot;&quot;; [.P28]&lt;&gt;&quot;&quot;); &quot; $&quot; &amp; TEXT([.O28]; &quot;0.00&quot;) &amp; &quot;_{\delta \hspace{1px} &quot; &amp; TEXT([.P28]; &quot;0.00&quot;) &amp; &quot;}$ &quot;; &quot;&quot;)" office:value-type="string" office:string-value=" $0.01_{\delta \hspace{1px} -0.18}$ " calcext:value-type="string">
            <text:p><text:s/>$0.01_{\delta \hspace{1px} -0.18}$ </text:p>
          </table:table-cell>
          <table:table-cell table:style-name="ce120" table:formula="of:=IF(AND([.Q28]&lt;&gt;&quot;&quot;; [.R28]&lt;&gt;&quot;&quot;); &quot; $&quot; &amp; TEXT([.Q28]; &quot;0.00&quot;) &amp; &quot;_{\delta \hspace{1px} &quot; &amp; TEXT([.R28]; &quot;0.00&quot;) &amp; &quot;}$ &quot;; &quot;&quot;)" office:value-type="string" office:string-value=" $0.19_{\delta \hspace{1px} -0.13}$ " calcext:value-type="string">
            <text:p><text:s/>$0.19_{\delta \hspace{1px} -0.13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7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67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70"/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67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00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large: </text:span>WikiWars</text:p>
          </table:table-cell>
          <table:table-cell table:style-name="ce19" office:value-type="float" office:value="90.4472284474997" calcext:value-type="float">
            <text:p>90.45</text:p>
          </table:table-cell>
          <table:table-cell table:style-name="ce34" office:value-type="float" office:value="1.56609006204546" calcext:value-type="float">
            <text:p>1.57</text:p>
          </table:table-cell>
          <table:table-cell table:style-name="ce19" office:value-type="float" office:value="94.3308926053454" calcext:value-type="float">
            <text:p>94.33</text:p>
          </table:table-cell>
          <table:table-cell table:style-name="ce34" office:value-type="float" office:value="1.8521123525047" calcext:value-type="float">
            <text:p>1.85</text:p>
          </table:table-cell>
          <table:table-cell table:style-name="ce29" office:value-type="float" office:value="86.8955065951444" calcext:value-type="float">
            <text:p>86.90</text:p>
          </table:table-cell>
          <table:table-cell table:style-name="ce25" office:value-type="float" office:value="1.96997442040861" calcext:value-type="float">
            <text:p>1.97</text:p>
          </table:table-cell>
          <table:table-cell table:style-name="ce19" office:value-type="float" office:value="89.1268171280987" calcext:value-type="float">
            <text:p>89.13</text:p>
          </table:table-cell>
          <table:table-cell table:style-name="ce34" office:value-type="float" office:value="1.37816072358881" calcext:value-type="float">
            <text:p>1.38</text:p>
          </table:table-cell>
          <table:table-cell table:style-name="ce56"/>
          <table:table-cell table:style-name="ce19" office:value-type="float" office:value="93.8849463439877" calcext:value-type="float">
            <text:p>93.88</text:p>
          </table:table-cell>
          <table:table-cell table:style-name="ce34" office:value-type="float" office:value="0.957823453738769" calcext:value-type="float">
            <text:p>0.96</text:p>
          </table:table-cell>
          <table:table-cell table:style-name="ce19" office:value-type="float" office:value="97.9113600234636" calcext:value-type="float">
            <text:p>97.91</text:p>
          </table:table-cell>
          <table:table-cell table:style-name="ce34" office:value-type="float" office:value="0.939687450473699" calcext:value-type="float">
            <text:p>0.94</text:p>
          </table:table-cell>
          <table:table-cell table:style-name="ce19" office:value-type="float" office:value="90.2021477853105" calcext:value-type="float">
            <text:p>90.20</text:p>
          </table:table-cell>
          <table:table-cell table:style-name="ce34" office:value-type="float" office:value="1.80186229676319" calcext:value-type="float">
            <text:p>1.80</text:p>
          </table:table-cell>
          <table:table-cell table:style-name="ce29" office:value-type="float" office:value="92.2441595148218" calcext:value-type="float">
            <text:p>92.24</text:p>
          </table:table-cell>
          <table:table-cell table:style-name="ce34" office:value-type="float" office:value="0.865424543293615" calcext:value-type="float">
            <text:p>0.87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0]&lt;&gt;&quot;&quot;; [.A30]; &quot;&quot;)" office:value-type="string" office:string-value="large: WikiWars" calcext:value-type="string">
            <text:p>larg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0.45_{\pm 1.57}$ " calcext:value-type="string">
            <text:p><text:s/>$90.45_{\pm 1.57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33_{\pm 1.85}$ " calcext:value-type="string">
            <text:p><text:s/>$94.33_{\pm 1.85}$ </text:p>
          </table:table-cell>
          <table:table-cell table:style-name="ce67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86.90_{\pm 1.97}$ " calcext:value-type="string">
            <text:p><text:s/>$86.90_{\pm 1.97}$ </text:p>
          </table:table-cell>
          <table:table-cell table:style-name="ce67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89.13_{\pm 1.38}$ " calcext:value-type="string">
            <text:p><text:s/>$89.13_{\pm 1.38}$ </text:p>
          </table:table-cell>
          <table:table-cell table:style-name="ce70"/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3.88_{\pm 0.96}$ " calcext:value-type="string">
            <text:p><text:s/>$93.88_{\pm 0.96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7.91_{\pm 0.94}$ " calcext:value-type="string">
            <text:p><text:s/>$97.91_{\pm 0.94}$ </text:p>
          </table:table-cell>
          <table:table-cell table:style-name="ce67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0.20_{\pm 1.80}$ " calcext:value-type="string">
            <text:p><text:s/>$90.20_{\pm 1.80}$ </text:p>
          </table:table-cell>
          <table:table-cell table:style-name="ce10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2.24_{\pm 0.87}$ " calcext:value-type="string">
            <text:p><text:s/>$92.24_{\pm 0.87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base: </text:span>WikiWars</text:p>
          </table:table-cell>
          <table:table-cell table:style-name="ce19" office:value-type="float" office:value="89.9886979028858" calcext:value-type="float">
            <text:p>89.99</text:p>
          </table:table-cell>
          <table:table-cell table:style-name="ce25" office:value-type="float" office:value="2.21524450689334" calcext:value-type="float">
            <text:p>2.22</text:p>
          </table:table-cell>
          <table:table-cell table:style-name="ce19" office:value-type="float" office:value="94.0049735439177" calcext:value-type="float">
            <text:p>94.00</text:p>
          </table:table-cell>
          <table:table-cell table:style-name="ce25" office:value-type="float" office:value="2.26618290480965" calcext:value-type="float">
            <text:p>2.27</text:p>
          </table:table-cell>
          <table:table-cell table:style-name="ce19" office:value-type="float" office:value="86.3141424261251" calcext:value-type="float">
            <text:p>86.31</text:p>
          </table:table-cell>
          <table:table-cell table:style-name="ce25" office:value-type="float" office:value="2.41841695569801" calcext:value-type="float">
            <text:p>2.42</text:p>
          </table:table-cell>
          <table:table-cell table:style-name="ce19" office:value-type="float" office:value="88.9542209019103" calcext:value-type="float">
            <text:p>88.95</text:p>
          </table:table-cell>
          <table:table-cell table:style-name="ce34" office:value-type="float" office:value="2.05114649533039" calcext:value-type="float">
            <text:p>2.05</text:p>
          </table:table-cell>
          <table:table-cell table:style-name="ce34"/>
          <table:table-cell table:style-name="ce25" office:value-type="float" office:value="93.7250268721881" calcext:value-type="float">
            <text:p>93.73</text:p>
          </table:table-cell>
          <table:table-cell table:style-name="ce34" office:value-type="float" office:value="0.928263407911479" calcext:value-type="float">
            <text:p>0.93</text:p>
          </table:table-cell>
          <table:table-cell table:style-name="ce25" office:value-type="float" office:value="97.9071313117903" calcext:value-type="float">
            <text:p>97.91</text:p>
          </table:table-cell>
          <table:table-cell table:style-name="ce34" office:value-type="float" office:value="0.713852846157684" calcext:value-type="float">
            <text:p>0.71</text:p>
          </table:table-cell>
          <table:table-cell table:style-name="ce25" office:value-type="float" office:value="89.898452273387" calcext:value-type="float">
            <text:p>89.90</text:p>
          </table:table-cell>
          <table:table-cell table:style-name="ce34" office:value-type="float" office:value="1.51807850531368" calcext:value-type="float">
            <text:p>1.52</text:p>
          </table:table-cell>
          <table:table-cell table:style-name="ce19" office:value-type="float" office:value="92.3676891509137" calcext:value-type="float">
            <text:p>92.37</text:p>
          </table:table-cell>
          <table:table-cell table:style-name="ce34" office:value-type="float" office:value="0.978825675548941" calcext:value-type="float">
            <text:p>0.98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1]&lt;&gt;&quot;&quot;; [.A31]; &quot;&quot;)" office:value-type="string" office:string-value="base: WikiWars" calcext:value-type="string">
            <text:p>base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89.99_{\pm 2.22}$ " calcext:value-type="string">
            <text:p><text:s/>$89.99_{\pm 2.22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4.00_{\pm 2.27}$ " calcext:value-type="string">
            <text:p><text:s/>$94.00_{\pm 2.27}$ </text:p>
          </table:table-cell>
          <table:table-cell table:style-name="ce67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86.31_{\pm 2.42}$ " calcext:value-type="string">
            <text:p><text:s/>$86.31_{\pm 2.42}$ </text:p>
          </table:table-cell>
          <table:table-cell table:style-name="ce67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88.95_{\pm 2.05}$ " calcext:value-type="string">
            <text:p><text:s/>$88.95_{\pm 2.05}$ </text:p>
          </table:table-cell>
          <table:table-cell table:style-name="ce70"/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3.73_{\pm 0.93}$ " calcext:value-type="string">
            <text:p><text:s/>$93.73_{\pm 0.93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91_{\pm 0.71}$ " calcext:value-type="string">
            <text:p><text:s/>$97.91_{\pm 0.71}$ </text:p>
          </table:table-cell>
          <table:table-cell table:style-name="ce67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89.90_{\pm 1.52}$ " calcext:value-type="string">
            <text:p><text:s/>$89.90_{\pm 1.52}$ </text:p>
          </table:table-cell>
          <table:table-cell table:style-name="ce10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2.37_{\pm 0.98}$ " calcext:value-type="string">
            <text:p><text:s/>$92.37_{\pm 0.98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0.458530544613893" calcext:value-type="float">
            <text:p>0.46</text:p>
          </table:table-cell>
          <table:table-cell table:style-name="ce26" table:formula="of:=IF(OR(ISBLANK([.C30]); ISBLANK([.C31])); &quot;&quot;; ([.C30] - [.C31]))" office:value-type="float" office:value="-0.64915444484788" calcext:value-type="float">
            <text:p>-0.65</text:p>
          </table:table-cell>
          <table:table-cell table:style-name="ce20" table:formula="of:=IF(OR(ISBLANK([.D30]); ISBLANK([.D31])); &quot;&quot;; ([.D30] - [.D31]))" office:value-type="float" office:value="0.325919061427697" calcext:value-type="float">
            <text:p>0.33</text:p>
          </table:table-cell>
          <table:table-cell table:style-name="ce26" table:formula="of:=IF(OR(ISBLANK([.E30]); ISBLANK([.E31])); &quot;&quot;; ([.E30] - [.E31]))" office:value-type="float" office:value="-0.41407055230495" calcext:value-type="float">
            <text:p>-0.41</text:p>
          </table:table-cell>
          <table:table-cell table:style-name="ce20" table:formula="of:=IF(OR(ISBLANK([.F30]); ISBLANK([.F31])); &quot;&quot;; ([.F30] - [.F31]))" office:value-type="float" office:value="0.581364169019295" calcext:value-type="float">
            <text:p>0.58</text:p>
          </table:table-cell>
          <table:table-cell table:style-name="ce26" table:formula="of:=IF(OR(ISBLANK([.G30]); ISBLANK([.G31])); &quot;&quot;; ([.G30] - [.G31]))" office:value-type="float" office:value="-0.4484425352894" calcext:value-type="float">
            <text:p>-0.45</text:p>
          </table:table-cell>
          <table:table-cell table:style-name="ce20" table:formula="of:=IF(OR(ISBLANK([.H30]); ISBLANK([.H31])); &quot;&quot;; ([.H30] - [.H31]))" office:value-type="float" office:value="0.172596226188389" calcext:value-type="float">
            <text:p>0.17</text:p>
          </table:table-cell>
          <table:table-cell table:style-name="ce26" table:formula="of:=IF(OR(ISBLANK([.I30]); ISBLANK([.I31])); &quot;&quot;; ([.I30] - [.I31]))" office:value-type="float" office:value="-0.67298577174158" calcext:value-type="float">
            <text:p>-0.67</text:p>
          </table:table-cell>
          <table:table-cell table:style-name="ce42"/>
          <table:table-cell table:style-name="ce20" table:formula="of:=IF(OR(ISBLANK([.K30]); ISBLANK([.K31])); &quot;&quot;; ([.K30] - [.K31]))" office:value-type="float" office:value="0.159919471799611" calcext:value-type="float">
            <text:p>0.16</text:p>
          </table:table-cell>
          <table:table-cell table:style-name="ce26" table:formula="of:=IF(OR(ISBLANK([.L30]); ISBLANK([.L31])); &quot;&quot;; ([.L30] - [.L31]))" office:value-type="float" office:value="0.02956004582729" calcext:value-type="float">
            <text:p>0.03</text:p>
          </table:table-cell>
          <table:table-cell table:style-name="ce20" table:formula="of:=IF(OR(ISBLANK([.M30]); ISBLANK([.M31])); &quot;&quot;; ([.M30] - [.M31]))" office:value-type="float" office:value="0.00422871167330641" calcext:value-type="float">
            <text:p>0.00</text:p>
          </table:table-cell>
          <table:table-cell table:style-name="ce26" table:formula="of:=IF(OR(ISBLANK([.N30]); ISBLANK([.N31])); &quot;&quot;; ([.N30] - [.N31]))" office:value-type="float" office:value="0.225834604316015" calcext:value-type="float">
            <text:p>0.23</text:p>
          </table:table-cell>
          <table:table-cell table:style-name="ce20" table:formula="of:=IF(OR(ISBLANK([.O30]); ISBLANK([.O31])); &quot;&quot;; ([.O30] - [.O31]))" office:value-type="float" office:value="0.303695511923507" calcext:value-type="float">
            <text:p>0.30</text:p>
          </table:table-cell>
          <table:table-cell table:style-name="ce26" table:formula="of:=IF(OR(ISBLANK([.P30]); ISBLANK([.P31])); &quot;&quot;; ([.P30] - [.P31]))" office:value-type="float" office:value="0.28378379144951" calcext:value-type="float">
            <text:p>0.28</text:p>
          </table:table-cell>
          <table:table-cell table:style-name="ce20" table:formula="of:=IF(OR(ISBLANK([.Q30]); ISBLANK([.Q31])); &quot;&quot;; ([.Q30] - [.Q31]))" office:value-type="float" office:value="-0.123529636091902" calcext:value-type="float">
            <text:p>-0.12</text:p>
          </table:table-cell>
          <table:table-cell table:style-name="ce26" table:formula="of:=IF(OR(ISBLANK([.R30]); ISBLANK([.R31])); &quot;&quot;; ([.R30] - [.R31]))" office:value-type="float" office:value="-0.113401132255326" calcext:value-type="float">
            <text:p>-0.11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46_{\delta \hspace{1px} -0.65}$ " calcext:value-type="string">
            <text:p><text:s/>$0.46_{\delta \hspace{1px} -0.65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0.33_{\delta \hspace{1px} -0.41}$ " calcext:value-type="string">
            <text:p><text:s/>$0.33_{\delta \hspace{1px} -0.41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58_{\delta \hspace{1px} -0.45}$ " calcext:value-type="string">
            <text:p><text:s/>$0.58_{\delta \hspace{1px} -0.45}$ </text:p>
          </table:table-cell>
          <table:table-cell table:style-name="ce61" table:formula="of:=IF(AND([.H32]&lt;&gt;&quot;&quot;; [.I32]&lt;&gt;&quot;&quot;); &quot; $&quot; &amp; TEXT([.H32]; &quot;0.00&quot;) &amp; &quot;_{\delta \hspace{1px} &quot; &amp; TEXT([.I32]; &quot;0.00&quot;) &amp; &quot;}$ &quot;; &quot;&quot;)" office:value-type="string" office:string-value=" $0.17_{\delta \hspace{1px} -0.67}$ " calcext:value-type="string">
            <text:p><text:s/>$0.17_{\delta \hspace{1px} -0.67}$ </text:p>
          </table:table-cell>
          <table:table-cell table:style-name="ce76"/>
          <table:table-cell table:style-name="ce66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16_{\delta \hspace{1px} 0.03}$ " calcext:value-type="string">
            <text:p><text:s/>$0.16_{\delta \hspace{1px} 0.03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0.00_{\delta \hspace{1px} 0.23}$ " calcext:value-type="string">
            <text:p><text:s/>$0.00_{\delta \hspace{1px} 0.23}$ </text:p>
          </table:table-cell>
          <table:table-cell table:style-name="ce66" table:formula="of:=IF(AND([.O32]&lt;&gt;&quot;&quot;; [.P32]&lt;&gt;&quot;&quot;); &quot; $&quot; &amp; TEXT([.O32]; &quot;0.00&quot;) &amp; &quot;_{\delta \hspace{1px} &quot; &amp; TEXT([.P32]; &quot;0.00&quot;) &amp; &quot;}$ &quot;; &quot;&quot;)" office:value-type="string" office:string-value=" $0.30_{\delta \hspace{1px} 0.28}$ " calcext:value-type="string">
            <text:p><text:s/>$0.30_{\delta \hspace{1px} 0.28}$ </text:p>
          </table:table-cell>
          <table:table-cell table:style-name="ce120" table:formula="of:=IF(AND([.Q32]&lt;&gt;&quot;&quot;; [.R32]&lt;&gt;&quot;&quot;); &quot; $&quot; &amp; TEXT([.Q32]; &quot;0.00&quot;) &amp; &quot;_{\delta \hspace{1px} &quot; &amp; TEXT([.R32]; &quot;0.00&quot;) &amp; &quot;}$ &quot;; &quot;&quot;)" office:value-type="string" office:string-value=" $-0.12_{\delta \hspace{1px} -0.11}$ " calcext:value-type="string">
            <text:p><text:s/>$-0.12_{\delta \hspace{1px} -0.11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7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67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70"/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67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00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large: </text:span>Tweets</text:p>
          </table:table-cell>
          <table:table-cell table:style-name="ce19" office:value-type="float" office:value="92.1012517184411" calcext:value-type="float">
            <text:p>92.10</text:p>
          </table:table-cell>
          <table:table-cell table:style-name="ce25" office:value-type="float" office:value="1.38393635447108" calcext:value-type="float">
            <text:p>1.38</text:p>
          </table:table-cell>
          <table:table-cell table:style-name="ce19" office:value-type="float" office:value="92.4991779084234" calcext:value-type="float">
            <text:p>92.50</text:p>
          </table:table-cell>
          <table:table-cell table:style-name="ce25" office:value-type="float" office:value="1.28129350089763" calcext:value-type="float">
            <text:p>1.28</text:p>
          </table:table-cell>
          <table:table-cell table:style-name="ce19" office:value-type="float" office:value="91.7180306734158" calcext:value-type="float">
            <text:p>91.72</text:p>
          </table:table-cell>
          <table:table-cell table:style-name="ce25" office:value-type="float" office:value="1.78682239281977" calcext:value-type="float">
            <text:p>1.79</text:p>
          </table:table-cell>
          <table:table-cell table:style-name="ce19" office:value-type="float" office:value="89.0785932173941" calcext:value-type="float">
            <text:p>89.08</text:p>
          </table:table-cell>
          <table:table-cell table:style-name="ce34" office:value-type="float" office:value="2.08831443312201" calcext:value-type="float">
            <text:p>2.09</text:p>
          </table:table-cell>
          <table:table-cell table:style-name="ce34"/>
          <table:table-cell table:style-name="ce25" office:value-type="float" office:value="95.9492342060721" calcext:value-type="float">
            <text:p>95.95</text:p>
          </table:table-cell>
          <table:table-cell table:style-name="ce34" office:value-type="float" office:value="1.14734917164757" calcext:value-type="float">
            <text:p>1.15</text:p>
          </table:table-cell>
          <table:table-cell table:style-name="ce25" office:value-type="float" office:value="96.3651097605491" calcext:value-type="float">
            <text:p>96.37</text:p>
          </table:table-cell>
          <table:table-cell table:style-name="ce34" office:value-type="float" office:value="1.12365720591948" calcext:value-type="float">
            <text:p>1.12</text:p>
          </table:table-cell>
          <table:table-cell table:style-name="ce25" office:value-type="float" office:value="95.5487498457138" calcext:value-type="float">
            <text:p>95.55</text:p>
          </table:table-cell>
          <table:table-cell table:style-name="ce34" office:value-type="float" office:value="1.57608244239976" calcext:value-type="float">
            <text:p>1.58</text:p>
          </table:table-cell>
          <table:table-cell table:style-name="ce19" office:value-type="float" office:value="92.5077920092735" calcext:value-type="float">
            <text:p>92.51</text:p>
          </table:table-cell>
          <table:table-cell table:style-name="ce34" office:value-type="float" office:value="1.97100719274428" calcext:value-type="float">
            <text:p>1.97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4]&lt;&gt;&quot;&quot;; [.A34]; &quot;&quot;)" office:value-type="string" office:string-value="large: Tweets" calcext:value-type="string">
            <text:p>large: Tweets</text:p>
          </table:table-cell>
          <table:table-cell table:style-name="ce63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92.10_{\pm 1.38}$ " calcext:value-type="string">
            <text:p><text:s/>$92.10_{\pm 1.38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92.50_{\pm 1.28}$ " calcext:value-type="string">
            <text:p><text:s/>$92.50_{\pm 1.28}$ </text:p>
          </table:table-cell>
          <table:table-cell table:style-name="ce67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1.72_{\pm 1.79}$ " calcext:value-type="string">
            <text:p><text:s/>$91.72_{\pm 1.79}$ </text:p>
          </table:table-cell>
          <table:table-cell table:style-name="ce67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89.08_{\pm 2.09}$ " calcext:value-type="string">
            <text:p><text:s/>$89.08_{\pm 2.09}$ </text:p>
          </table:table-cell>
          <table:table-cell table:style-name="ce70"/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5.95_{\pm 1.15}$ " calcext:value-type="string">
            <text:p><text:s/>$95.95_{\pm 1.15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6.37_{\pm 1.12}$ " calcext:value-type="string">
            <text:p><text:s/>$96.37_{\pm 1.12}$ </text:p>
          </table:table-cell>
          <table:table-cell table:style-name="ce67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95.55_{\pm 1.58}$ " calcext:value-type="string">
            <text:p><text:s/>$95.55_{\pm 1.58}$ </text:p>
          </table:table-cell>
          <table:table-cell table:style-name="ce10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92.51_{\pm 1.97}$ " calcext:value-type="string">
            <text:p><text:s/>$92.51_{\pm 1.97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base: </text:span>Tweets</text:p>
          </table:table-cell>
          <table:table-cell table:style-name="ce19" office:value-type="float" office:value="89.9709981792537" calcext:value-type="float">
            <text:p>89.97</text:p>
          </table:table-cell>
          <table:table-cell table:style-name="ce25" office:value-type="float" office:value="2.78399048622105" calcext:value-type="float">
            <text:p>2.78</text:p>
          </table:table-cell>
          <table:table-cell table:style-name="ce19" office:value-type="float" office:value="91.122650127873" calcext:value-type="float">
            <text:p>91.12</text:p>
          </table:table-cell>
          <table:table-cell table:style-name="ce25" office:value-type="float" office:value="2.3014256477631" calcext:value-type="float">
            <text:p>2.30</text:p>
          </table:table-cell>
          <table:table-cell table:style-name="ce19" office:value-type="float" office:value="88.8722523663527" calcext:value-type="float">
            <text:p>88.87</text:p>
          </table:table-cell>
          <table:table-cell table:style-name="ce25" office:value-type="float" office:value="3.46405856600613" calcext:value-type="float">
            <text:p>3.46</text:p>
          </table:table-cell>
          <table:table-cell table:style-name="ce19" office:value-type="float" office:value="87.5270547765688" calcext:value-type="float">
            <text:p>87.53</text:p>
          </table:table-cell>
          <table:table-cell table:style-name="ce34" office:value-type="float" office:value="2.94776144082738" calcext:value-type="float">
            <text:p>2.95</text:p>
          </table:table-cell>
          <table:table-cell table:style-name="ce34"/>
          <table:table-cell table:style-name="ce25" office:value-type="float" office:value="95.3663368739678" calcext:value-type="float">
            <text:p>95.37</text:p>
          </table:table-cell>
          <table:table-cell table:style-name="ce34" office:value-type="float" office:value="1.53232285202176" calcext:value-type="float">
            <text:p>1.53</text:p>
          </table:table-cell>
          <table:table-cell table:style-name="ce25" office:value-type="float" office:value="96.6009979161509" calcext:value-type="float">
            <text:p>96.60</text:p>
          </table:table-cell>
          <table:table-cell table:style-name="ce34" office:value-type="float" office:value="1.45414224996842" calcext:value-type="float">
            <text:p>1.45</text:p>
          </table:table-cell>
          <table:table-cell table:style-name="ce25" office:value-type="float" office:value="94.1888712316076" calcext:value-type="float">
            <text:p>94.19</text:p>
          </table:table-cell>
          <table:table-cell table:style-name="ce34" office:value-type="float" office:value="2.22250174997912" calcext:value-type="float">
            <text:p>2.22</text:p>
          </table:table-cell>
          <table:table-cell table:style-name="ce19" office:value-type="float" office:value="92.3071070543468" calcext:value-type="float">
            <text:p>92.31</text:p>
          </table:table-cell>
          <table:table-cell table:style-name="ce34" office:value-type="float" office:value="2.53833995025768" calcext:value-type="float">
            <text:p>2.54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5]&lt;&gt;&quot;&quot;; [.A35]; &quot;&quot;)" office:value-type="string" office:string-value="base: Tweets" calcext:value-type="string">
            <text:p>base: Tweets</text:p>
          </table:table-cell>
          <table:table-cell table:style-name="ce63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9.97_{\pm 2.78}$ " calcext:value-type="string">
            <text:p><text:s/>$89.97_{\pm 2.78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91.12_{\pm 2.30}$ " calcext:value-type="string">
            <text:p><text:s/>$91.12_{\pm 2.30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88.87_{\pm 3.46}$ " calcext:value-type="string">
            <text:p><text:s/>$88.87_{\pm 3.46}$ </text:p>
          </table:table-cell>
          <table:table-cell table:style-name="ce67" table:formula="of:=IF(AND([.H35]&lt;&gt;&quot;&quot;; [.I35]&lt;&gt;&quot;&quot;); &quot; $&quot; &amp; TEXT([.H35]; &quot;0.00&quot;) &amp; &quot;_{\pm &quot; &amp; TEXT([.I35]; &quot;0.00&quot;) &amp; &quot;}$ &quot;; &quot;&quot;)" office:value-type="string" office:string-value=" $87.53_{\pm 2.95}$ " calcext:value-type="string">
            <text:p><text:s/>$87.53_{\pm 2.95}$ </text:p>
          </table:table-cell>
          <table:table-cell table:style-name="ce70"/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5.37_{\pm 1.53}$ " calcext:value-type="string">
            <text:p><text:s/>$95.37_{\pm 1.53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6.60_{\pm 1.45}$ " calcext:value-type="string">
            <text:p><text:s/>$96.60_{\pm 1.45}$ </text:p>
          </table:table-cell>
          <table:table-cell table:style-name="ce67" table:formula="of:=IF(AND([.O35]&lt;&gt;&quot;&quot;; [.P35]&lt;&gt;&quot;&quot;); &quot; $&quot; &amp; TEXT([.O35]; &quot;0.00&quot;) &amp; &quot;_{\pm &quot; &amp; TEXT([.P35]; &quot;0.00&quot;) &amp; &quot;}$ &quot;; &quot;&quot;)" office:value-type="string" office:string-value=" $94.19_{\pm 2.22}$ " calcext:value-type="string">
            <text:p><text:s/>$94.19_{\pm 2.22}$ </text:p>
          </table:table-cell>
          <table:table-cell table:style-name="ce100" table:formula="of:=IF(AND([.Q35]&lt;&gt;&quot;&quot;; [.R35]&lt;&gt;&quot;&quot;); &quot; $&quot; &amp; TEXT([.Q35]; &quot;0.00&quot;) &amp; &quot;_{\pm &quot; &amp; TEXT([.R35]; &quot;0.00&quot;) &amp; &quot;}$ &quot;; &quot;&quot;)" office:value-type="string" office:string-value=" $92.31_{\pm 2.54}$ " calcext:value-type="string">
            <text:p><text:s/>$92.31_{\pm 2.54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2.13025353918741" calcext:value-type="float">
            <text:p>2.13</text:p>
          </table:table-cell>
          <table:table-cell table:style-name="ce107" table:formula="of:=IF(OR(ISBLANK([.C34]); ISBLANK([.C35])); &quot;&quot;; ([.C34] - [.C35]))" office:value-type="float" office:value="-1.40005413174997" calcext:value-type="float">
            <text:p>-1.40</text:p>
          </table:table-cell>
          <table:table-cell table:style-name="ce94" table:formula="of:=IF(OR(ISBLANK([.D34]); ISBLANK([.D35])); &quot;&quot;; ([.D34] - [.D35]))" office:value-type="float" office:value="1.3765277805504" calcext:value-type="float">
            <text:p>1.38</text:p>
          </table:table-cell>
          <table:table-cell table:style-name="ce107" table:formula="of:=IF(OR(ISBLANK([.E34]); ISBLANK([.E35])); &quot;&quot;; ([.E34] - [.E35]))" office:value-type="float" office:value="-1.02013214686547" calcext:value-type="float">
            <text:p>-1.02</text:p>
          </table:table-cell>
          <table:table-cell table:style-name="ce94" table:formula="of:=IF(OR(ISBLANK([.F34]); ISBLANK([.F35])); &quot;&quot;; ([.F34] - [.F35]))" office:value-type="float" office:value="2.8457783070631" calcext:value-type="float">
            <text:p>2.85</text:p>
          </table:table-cell>
          <table:table-cell table:style-name="ce107" table:formula="of:=IF(OR(ISBLANK([.G34]); ISBLANK([.G35])); &quot;&quot;; ([.G34] - [.G35]))" office:value-type="float" office:value="-1.67723617318636" calcext:value-type="float">
            <text:p>-1.68</text:p>
          </table:table-cell>
          <table:table-cell table:style-name="ce94" table:formula="of:=IF(OR(ISBLANK([.H34]); ISBLANK([.H35])); &quot;&quot;; ([.H34] - [.H35]))" office:value-type="float" office:value="1.5515384408253" calcext:value-type="float">
            <text:p>1.55</text:p>
          </table:table-cell>
          <table:table-cell table:style-name="ce107" table:formula="of:=IF(OR(ISBLANK([.I34]); ISBLANK([.I35])); &quot;&quot;; ([.I34] - [.I35]))" office:value-type="float" office:value="-0.85944700770537" calcext:value-type="float">
            <text:p>-0.86</text:p>
          </table:table-cell>
          <table:table-cell table:style-name="ce54"/>
          <table:table-cell table:style-name="ce94" table:formula="of:=IF(OR(ISBLANK([.K34]); ISBLANK([.K35])); &quot;&quot;; ([.K34] - [.K35]))" office:value-type="float" office:value="0.582897332104309" calcext:value-type="float">
            <text:p>0.58</text:p>
          </table:table-cell>
          <table:table-cell table:style-name="ce107" table:formula="of:=IF(OR(ISBLANK([.L34]); ISBLANK([.L35])); &quot;&quot;; ([.L34] - [.L35]))" office:value-type="float" office:value="-0.38497368037419" calcext:value-type="float">
            <text:p>-0.38</text:p>
          </table:table-cell>
          <table:table-cell table:style-name="ce94" table:formula="of:=IF(OR(ISBLANK([.M34]); ISBLANK([.M35])); &quot;&quot;; ([.M34] - [.M35]))" office:value-type="float" office:value="-0.235888155601799" calcext:value-type="float">
            <text:p>-0.24</text:p>
          </table:table-cell>
          <table:table-cell table:style-name="ce107" table:formula="of:=IF(OR(ISBLANK([.N34]); ISBLANK([.N35])); &quot;&quot;; ([.N34] - [.N35]))" office:value-type="float" office:value="-0.33048504404894" calcext:value-type="float">
            <text:p>-0.33</text:p>
          </table:table-cell>
          <table:table-cell table:style-name="ce94" table:formula="of:=IF(OR(ISBLANK([.O34]); ISBLANK([.O35])); &quot;&quot;; ([.O34] - [.O35]))" office:value-type="float" office:value="1.35987861410619" calcext:value-type="float">
            <text:p>1.36</text:p>
          </table:table-cell>
          <table:table-cell table:style-name="ce107" table:formula="of:=IF(OR(ISBLANK([.P34]); ISBLANK([.P35])); &quot;&quot;; ([.P34] - [.P35]))" office:value-type="float" office:value="-0.64641930757936" calcext:value-type="float">
            <text:p>-0.65</text:p>
          </table:table-cell>
          <table:table-cell table:style-name="ce94" table:formula="of:=IF(OR(ISBLANK([.Q34]); ISBLANK([.Q35])); &quot;&quot;; ([.Q34] - [.Q35]))" office:value-type="float" office:value="0.2006849549267" calcext:value-type="float">
            <text:p>0.20</text:p>
          </table:table-cell>
          <table:table-cell table:style-name="ce107" table:formula="of:=IF(OR(ISBLANK([.R34]); ISBLANK([.R35])); &quot;&quot;; ([.R34] - [.R35]))" office:value-type="float" office:value="-0.5673327575134" calcext:value-type="float">
            <text:p>-0.57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100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2.13_{\delta \hspace{1px} -1.40}$ " calcext:value-type="string">
            <text:p><text:s/>$2.13_{\delta \hspace{1px} -1.40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1.38_{\delta \hspace{1px} -1.02}$ " calcext:value-type="string">
            <text:p><text:s/>$1.38_{\delta \hspace{1px} -1.02}$ </text:p>
          </table:table-cell>
          <table:table-cell table:style-name="ce100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2.85_{\delta \hspace{1px} -1.68}$ " calcext:value-type="string">
            <text:p><text:s/>$2.85_{\delta \hspace{1px} -1.68}$ </text:p>
          </table:table-cell>
          <table:table-cell table:style-name="ce67" table:formula="of:=IF(AND([.H36]&lt;&gt;&quot;&quot;; [.I36]&lt;&gt;&quot;&quot;); &quot; $&quot; &amp; TEXT([.H36]; &quot;0.00&quot;) &amp; &quot;_{\delta \hspace{1px} &quot; &amp; TEXT([.I36]; &quot;0.00&quot;) &amp; &quot;}$ &quot;; &quot;&quot;)" office:value-type="string" office:string-value=" $1.55_{\delta \hspace{1px} -0.86}$ " calcext:value-type="string">
            <text:p><text:s/>$1.55_{\delta \hspace{1px} -0.86}$ </text:p>
          </table:table-cell>
          <table:table-cell table:style-name="ce110"/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0.58_{\delta \hspace{1px} -0.38}$ " calcext:value-type="string">
            <text:p><text:s/>$0.58_{\delta \hspace{1px} -0.38}$ </text:p>
          </table:table-cell>
          <table:table-cell table:style-name="ce100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24_{\delta \hspace{1px} -0.33}$ " calcext:value-type="string">
            <text:p><text:s/>$-0.24_{\delta \hspace{1px} -0.33}$ </text:p>
          </table:table-cell>
          <table:table-cell table:style-name="ce67" table:formula="of:=IF(AND([.O36]&lt;&gt;&quot;&quot;; [.P36]&lt;&gt;&quot;&quot;); &quot; $&quot; &amp; TEXT([.O36]; &quot;0.00&quot;) &amp; &quot;_{\delta \hspace{1px} &quot; &amp; TEXT([.P36]; &quot;0.00&quot;) &amp; &quot;}$ &quot;; &quot;&quot;)" office:value-type="string" office:string-value=" $1.36_{\delta \hspace{1px} -0.65}$ " calcext:value-type="string">
            <text:p><text:s/>$1.36_{\delta \hspace{1px} -0.65}$ </text:p>
          </table:table-cell>
          <table:table-cell table:style-name="ce100" table:formula="of:=IF(AND([.Q36]&lt;&gt;&quot;&quot;; [.R36]&lt;&gt;&quot;&quot;); &quot; $&quot; &amp; TEXT([.Q36]; &quot;0.00&quot;) &amp; &quot;_{\delta \hspace{1px} &quot; &amp; TEXT([.R36]; &quot;0.00&quot;) &amp; &quot;}$ &quot;; &quot;&quot;)" office:value-type="string" office:string-value=" $0.20_{\delta \hspace{1px} -0.57}$ " calcext:value-type="string">
            <text:p><text:s/>$0.20_{\delta \hspace{1px} -0.57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0:32:52.3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00:50:08.550000000</dc:date>
    <meta:editing-cycles>90</meta:editing-cycles>
    <meta:editing-duration>PT7H28M50S</meta:editing-duration>
    <meta:document-statistic meta:table-count="1" meta:cell-count="740" meta:object-count="0"/>
  </office:meta>
</office:document-meta>
</file>